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Tabelle1" table:style-name="ta1">
        <table:table-column table:style-name="co1" table:number-columns-repeated="35" table:default-cell-style-name="Default"/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number-columns-repeated="31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number-columns-repeated="3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myh_null</text:p>
          </table:table-cell>
          <table:table-cell table:number-columns-repeated="3"/>
          <table:table-cell table:style-name="ce4" office:value-type="string" calcext:value-type="string">
            <text:p>B_1</text:p>
          </table:table-cell>
          <table:table-cell table:style-name="ce4"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table:number-columns-repeated="2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formula="of:=12.566370614*10^(-7)" office:value-type="float" office:value="0.0000012566370614" calcext:value-type="float">
            <text:p>1,2566370614E-006</text:p>
          </table:table-cell>
          <table:table-cell table:number-columns-repeated="3"/>
          <table:table-cell table:style-name="ce4" table:formula="of:=[.D11]*[.B11]*[.A11]" office:value-type="float" office:value="0.0163362817982" calcext:value-type="float">
            <text:p>0,0163362818</text:p>
          </table:table-cell>
          <table:table-cell table:style-name="ce4" table:formula="of:=[.D11]*[.C11]*[.A11]" office:value-type="float" office:value="0.000163362817982" calcext:value-type="float">
            <text:p>0,0001633628</text:p>
          </table:table-cell>
          <table:table-cell/>
          <table:table-cell table:formula="of:=([.B13]/([.C13]*([.A13]^2+1)))^2" office:value-type="float" office:value="0.0000930006029778077" calcext:value-type="float">
            <text:p>9,30006029778077E-005</text:p>
          </table:table-cell>
          <table:table-cell table:formula="of:=(([.A13]*[.D13])/([.C13]^2+1))^2" office:value-type="float" office:value="0.0000000104497284702801" calcext:value-type="float">
            <text:p>1,04497284702801E-00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_Spule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l_Spule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ystematischer Fehler</text:p>
          </table:table-cell>
          <table:table-cell office:value-type="string" calcext:value-type="string">
            <text:p>Neues d</text:p>
          </table:table-cell>
          <table:table-cell/>
          <table:table-cell table:style-name="ce4" office:value-type="string" calcext:value-type="string">
            <text:p>B_2</text:p>
          </table:table-cell>
          <table:table-cell table:style-name="ce4"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22"/>
        </table:table-row>
        <table:table-row table:style-name="ro1">
          <table:table-cell table:formula="of:=103.3/1000" office:value-type="float" office:value="0.1033" calcext:value-type="float">
            <text:p>0,1033</text:p>
          </table:table-cell>
          <table:table-cell table:formula="of:=1/1000" office:value-type="float" office:value="0.001" calcext:value-type="float">
            <text:p>0,001</text:p>
          </table:table-cell>
          <table:table-cell table:formula="of:=102.6/1000" office:value-type="float" office:value="0.1026" calcext:value-type="float">
            <text:p>0,1026</text:p>
          </table:table-cell>
          <table:table-cell table:formula="of:=1/1000" office:value-type="float" office:value="0.001" calcext:value-type="float">
            <text:p>0,001</text:p>
          </table:table-cell>
          <table:table-cell table:formula="of:=7.9/1000" office:value-type="float" office:value="0.0079" calcext:value-type="float">
            <text:p>0,0079</text:p>
          </table:table-cell>
          <table:table-cell table:formula="of:=[.A13]-[.E13]" office:value-type="float" office:value="0.0954" calcext:value-type="float">
            <text:p>0,0954</text:p>
          </table:table-cell>
          <table:table-cell/>
          <table:table-cell table:style-name="ce4" table:formula="of:=0.5*[.A11]*[.B11]*[.D11]*(COS(RADIANS([.A15]))-COS(RADIANS([.C15])))" office:value-type="float" office:value="0.0115121573911847" calcext:value-type="float">
            <text:p>0,0115121574</text:p>
          </table:table-cell>
          <table:table-cell table:style-name="ce4" table:formula="of:=0.5*[.D11]*[.A11]*SQRT([.K13]+[.L13]+[.M13])" office:value-type="float" office:value="0.000131876109961676" calcext:value-type="float">
            <text:p>0,0001318761</text:p>
          </table:table-cell>
          <table:table-cell/>
          <table:table-cell table:formula="of:=(((COS([.A15])-COS([.C15]))*[.C11])^2)" office:value-type="float" office:value="0.000171828475963835" calcext:value-type="float">
            <text:p>0,0001718285</text:p>
          </table:table-cell>
          <table:table-cell table:formula="of:=([.B11]*SIN([.A15])*[.B15])^2" office:value-type="float" office:value="0.0000815723841592027" calcext:value-type="float">
            <text:p>8,15723841592027E-005</text:p>
          </table:table-cell>
          <table:table-cell table:formula="of:=([.B11]*SIN([.C15])*[.D15])^2" office:value-type="float" office:value="0.0000072659964023787" calcext:value-type="float">
            <text:p>0,0000072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heta_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Theta_2</text:p>
          </table:table-cell>
          <table:table-cell office:value-type="string" calcext:value-type="string">
            <text:p>Fehler</text:p>
          </table:table-cell>
          <table:table-cell table:number-columns-repeated="31"/>
        </table:table-row>
        <table:table-row table:style-name="ro1">
          <table:table-cell table:formula="of:=DEGREES(ATAN([.A13]/[.C13] ))" office:value-type="float" office:value="45.1947882036955" calcext:value-type="float">
            <text:p>45,1947882037</text:p>
          </table:table-cell>
          <table:table-cell table:formula="of:=SQRT([.K11]+[.L11])" office:value-type="float" office:value="0.00964422380009288" calcext:value-type="float">
            <text:p>0,0096442238</text:p>
          </table:table-cell>
          <table:table-cell table:formula="of:=180-[.A15]" office:value-type="float" office:value="134.805211796305" calcext:value-type="float">
            <text:p>134,8052117963</text:p>
          </table:table-cell>
          <table:table-cell table:formula="of:=[.B15]" office:value-type="float" office:value="0.00964422380009288" calcext:value-type="float">
            <text:p>0,0096442238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Korrigier t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ehler</text:p>
          </table:table-cell>
          <table:table-cell/>
          <table:table-cell table:formula="of:=[.M17]" office:value-type="string" office:string-value="B" calcext:value-type="string">
            <text:p>B</text:p>
          </table:table-cell>
          <table:table-cell table:formula="of:=[.G17]" office:value-type="string" office:string-value="U_H[V]" calcext:value-type="string">
            <text:p>U_H[V]</text:p>
          </table:table-cell>
          <table:table-cell table:formula="of:=[.N17]" office:value-type="string" office:string-value="Fehler" calcext:value-type="string">
            <text:p>Fehler</text:p>
          </table:table-cell>
          <table:table-cell table:formula="of:=[.H17]" office:value-type="string" office:string-value="Fehler" calcext:value-type="string">
            <text:p>Fehler</text:p>
          </table:table-cell>
          <table:table-cell/>
          <table:table-cell office:value-type="string" calcext:value-type="string">
            <text:p>R_2/(R_1+R_2)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3.64/10" office:value-type="float" office:value="0.364" calcext:value-type="float">
            <text:p>0,36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8]*[.E18]" office:value-type="float" office:value="0.0364" calcext:value-type="float">
            <text:p>0,0364</text:p>
          </table:table-cell>
          <table:table-cell table:formula="of:=SQRT([.J18]+[.K18])" office:value-type="float" office:value="0.00296139426621988" calcext:value-type="float">
            <text:p>0,0029613943</text:p>
          </table:table-cell>
          <table:table-cell/>
          <table:table-cell table:formula="of:=([.E18]*[.D18])^2" office:value-type="float" office:value="0.000004769856" calcext:value-type="float">
            <text:p>4,769856E-006</text:p>
          </table:table-cell>
          <table:table-cell table:formula="of:=([.C18]*[.F18])^2" office:value-type="float" office:value="0.000004" calcext:value-type="float">
            <text:p>0,000004</text:p>
          </table:table-cell>
          <table:table-cell/>
          <table:table-cell table:formula="of:=[.$D$11]*[.A18]*[.$A$11]" office:value-type="float" office:value="0.0163362817982" calcext:value-type="float">
            <text:p>0,0163362818</text:p>
          </table:table-cell>
          <table:table-cell table:formula="of:=[.$D$11]*[.$A$11]*[.B18]" office:value-type="float" office:value="0.000163362817982" calcext:value-type="float">
            <text:p>0,0001633628</text:p>
          </table:table-cell>
          <table:table-cell/>
          <table:table-cell table:formula="of:=[.M18]" office:value-type="float" office:value="0.0163362817982" calcext:value-type="float">
            <text:p>0,0163362818</text:p>
          </table:table-cell>
          <table:table-cell table:formula="of:=[.G18]" office:value-type="float" office:value="0.0364" calcext:value-type="float">
            <text:p>0,0364</text:p>
          </table:table-cell>
          <table:table-cell table:formula="of:=[.N18]" office:value-type="float" office:value="0.000163362817982" calcext:value-type="float">
            <text:p>0,0001633628</text:p>
          </table:table-cell>
          <table:table-cell table:formula="of:=[.H18]" office:value-type="float" office:value="0.00296139426621988" calcext:value-type="float">
            <text:p>0,0029613943</text:p>
          </table:table-cell>
          <table:table-cell/>
          <table:table-cell table:formula="of:=1-[.E18]" office:value-type="float" office:value="0.636" calcext:value-type="float">
            <text:p>0,636</text:p>
          </table:table-cell>
          <table:table-cell table:number-columns-repeated="14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3.78/10" office:value-type="float" office:value="0.378" calcext:value-type="float">
            <text:p>0,37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9]*[.E19]" office:value-type="float" office:value="0.0378" calcext:value-type="float">
            <text:p>0,0378</text:p>
          </table:table-cell>
          <table:table-cell table:formula="of:=SQRT([.J19]+[.K19])" office:value-type="float" office:value="0.00302387565881932" calcext:value-type="float">
            <text:p>0,0030238757</text:p>
          </table:table-cell>
          <table:table-cell/>
          <table:table-cell table:formula="of:=([.E19]*[.D19])^2" office:value-type="float" office:value="0.000005143824" calcext:value-type="float">
            <text:p>5,143824E-006</text:p>
          </table:table-cell>
          <table:table-cell table:formula="of:=([.C19]*[.F19])^2" office:value-type="float" office:value="0.000004" calcext:value-type="float">
            <text:p>0,000004</text:p>
          </table:table-cell>
          <table:table-cell/>
          <table:table-cell table:formula="of:=[.$D$11]*[.A19]*[.$A$11]" office:value-type="float" office:value="0.01470265361838" calcext:value-type="float">
            <text:p>0,0147026536</text:p>
          </table:table-cell>
          <table:table-cell table:formula="of:=[.$D$11]*[.$A$11]*[.B19]" office:value-type="float" office:value="0.000163362817982" calcext:value-type="float">
            <text:p>0,0001633628</text:p>
          </table:table-cell>
          <table:table-cell/>
          <table:table-cell table:formula="of:=[.M19]" office:value-type="float" office:value="0.01470265361838" calcext:value-type="float">
            <text:p>0,0147026536</text:p>
          </table:table-cell>
          <table:table-cell table:formula="of:=[.G19]" office:value-type="float" office:value="0.0378" calcext:value-type="float">
            <text:p>0,0378</text:p>
          </table:table-cell>
          <table:table-cell table:formula="of:=[.N19]" office:value-type="float" office:value="0.000163362817982" calcext:value-type="float">
            <text:p>0,0001633628</text:p>
          </table:table-cell>
          <table:table-cell table:formula="of:=[.H19]" office:value-type="float" office:value="0.00302387565881932" calcext:value-type="float">
            <text:p>0,0030238757</text:p>
          </table:table-cell>
          <table:table-cell/>
          <table:table-cell table:formula="of:=1-[.E19]" office:value-type="float" office:value="0.622" calcext:value-type="float">
            <text:p>0,622</text:p>
          </table:table-cell>
          <table:table-cell table:number-columns-repeated="14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0.398" office:value-type="float" office:value="0.398" calcext:value-type="float">
            <text:p>0,39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0]*[.E20]" office:value-type="float" office:value="0.0398" calcext:value-type="float">
            <text:p>0,0398</text:p>
          </table:table-cell>
          <table:table-cell table:formula="of:=SQRT([.J20]+[.K20])" office:value-type="float" office:value="0.00311489068829068" calcext:value-type="float">
            <text:p>0,0031148907</text:p>
          </table:table-cell>
          <table:table-cell/>
          <table:table-cell table:formula="of:=([.E20]*[.D20])^2" office:value-type="float" office:value="0.000005702544" calcext:value-type="float">
            <text:p>5,702544E-006</text:p>
          </table:table-cell>
          <table:table-cell table:formula="of:=([.C20]*[.F20])^2" office:value-type="float" office:value="0.000004" calcext:value-type="float">
            <text:p>0,000004</text:p>
          </table:table-cell>
          <table:table-cell/>
          <table:table-cell table:formula="of:=[.$D$11]*[.A20]*[.$A$11]" office:value-type="float" office:value="0.01306902543856" calcext:value-type="float">
            <text:p>0,0130690254</text:p>
          </table:table-cell>
          <table:table-cell table:formula="of:=[.$D$11]*[.$A$11]*[.B20]" office:value-type="float" office:value="0.000163362817982" calcext:value-type="float">
            <text:p>0,0001633628</text:p>
          </table:table-cell>
          <table:table-cell/>
          <table:table-cell table:formula="of:=[.M20]" office:value-type="float" office:value="0.01306902543856" calcext:value-type="float">
            <text:p>0,0130690254</text:p>
          </table:table-cell>
          <table:table-cell table:formula="of:=[.G20]" office:value-type="float" office:value="0.0398" calcext:value-type="float">
            <text:p>0,0398</text:p>
          </table:table-cell>
          <table:table-cell table:formula="of:=[.N20]" office:value-type="float" office:value="0.000163362817982" calcext:value-type="float">
            <text:p>0,0001633628</text:p>
          </table:table-cell>
          <table:table-cell table:formula="of:=[.H20]" office:value-type="float" office:value="0.00311489068829068" calcext:value-type="float">
            <text:p>0,0031148907</text:p>
          </table:table-cell>
          <table:table-cell/>
          <table:table-cell table:formula="of:=1-[.E20]" office:value-type="float" office:value="0.602" calcext:value-type="float">
            <text:p>0,602</text:p>
          </table:table-cell>
          <table:table-cell table:number-columns-repeated="14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0.416" office:value-type="float" office:value="0.416" calcext:value-type="float">
            <text:p>0,41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1]*[.E21]" office:value-type="float" office:value="0.0416" calcext:value-type="float">
            <text:p>0,0416</text:p>
          </table:table-cell>
          <table:table-cell table:formula="of:=SQRT([.J21]+[.K21])" office:value-type="float" office:value="0.00319843961956452" calcext:value-type="float">
            <text:p>0,0031984396</text:p>
          </table:table-cell>
          <table:table-cell/>
          <table:table-cell table:formula="of:=([.E21]*[.D21])^2" office:value-type="float" office:value="0.000006230016" calcext:value-type="float">
            <text:p>0,00000623</text:p>
          </table:table-cell>
          <table:table-cell table:formula="of:=([.C21]*[.F21])^2" office:value-type="float" office:value="0.000004" calcext:value-type="float">
            <text:p>0,000004</text:p>
          </table:table-cell>
          <table:table-cell/>
          <table:table-cell table:formula="of:=[.$D$11]*[.A21]*[.$A$11]" office:value-type="float" office:value="0.01143539725874" calcext:value-type="float">
            <text:p>0,0114353973</text:p>
          </table:table-cell>
          <table:table-cell table:formula="of:=[.$D$11]*[.$A$11]*[.B21]" office:value-type="float" office:value="0.000163362817982" calcext:value-type="float">
            <text:p>0,0001633628</text:p>
          </table:table-cell>
          <table:table-cell/>
          <table:table-cell table:formula="of:=[.M21]" office:value-type="float" office:value="0.01143539725874" calcext:value-type="float">
            <text:p>0,0114353973</text:p>
          </table:table-cell>
          <table:table-cell table:formula="of:=[.G21]" office:value-type="float" office:value="0.0416" calcext:value-type="float">
            <text:p>0,0416</text:p>
          </table:table-cell>
          <table:table-cell table:formula="of:=[.N21]" office:value-type="float" office:value="0.000163362817982" calcext:value-type="float">
            <text:p>0,0001633628</text:p>
          </table:table-cell>
          <table:table-cell table:formula="of:=[.H21]" office:value-type="float" office:value="0.00319843961956452" calcext:value-type="float">
            <text:p>0,0031984396</text:p>
          </table:table-cell>
          <table:table-cell/>
          <table:table-cell table:formula="of:=1-[.E21]" office:value-type="float" office:value="0.584" calcext:value-type="float">
            <text:p>0,584</text:p>
          </table:table-cell>
          <table:table-cell table:number-columns-repeated="14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0.432" office:value-type="float" office:value="0.432" calcext:value-type="float">
            <text:p>0,43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2]*[.E22]" office:value-type="float" office:value="0.0432" calcext:value-type="float">
            <text:p>0,0432</text:p>
          </table:table-cell>
          <table:table-cell table:formula="of:=SQRT([.J22]+[.K22])" office:value-type="float" office:value="0.00327390653501287" calcext:value-type="float">
            <text:p>0,0032739065</text:p>
          </table:table-cell>
          <table:table-cell/>
          <table:table-cell table:formula="of:=([.E22]*[.D22])^2" office:value-type="float" office:value="0.000006718464" calcext:value-type="float">
            <text:p>6,718464E-006</text:p>
          </table:table-cell>
          <table:table-cell table:formula="of:=([.C22]*[.F22])^2" office:value-type="float" office:value="0.000004" calcext:value-type="float">
            <text:p>0,000004</text:p>
          </table:table-cell>
          <table:table-cell/>
          <table:table-cell table:formula="of:=[.$D$11]*[.A22]*[.$A$11]" office:value-type="float" office:value="0.00980176907892" calcext:value-type="float">
            <text:p>0,0098017691</text:p>
          </table:table-cell>
          <table:table-cell table:formula="of:=[.$D$11]*[.$A$11]*[.B22]" office:value-type="float" office:value="0.000163362817982" calcext:value-type="float">
            <text:p>0,0001633628</text:p>
          </table:table-cell>
          <table:table-cell/>
          <table:table-cell table:formula="of:=[.M22]" office:value-type="float" office:value="0.00980176907892" calcext:value-type="float">
            <text:p>0,0098017691</text:p>
          </table:table-cell>
          <table:table-cell table:formula="of:=[.G22]" office:value-type="float" office:value="0.0432" calcext:value-type="float">
            <text:p>0,0432</text:p>
          </table:table-cell>
          <table:table-cell table:formula="of:=[.N22]" office:value-type="float" office:value="0.000163362817982" calcext:value-type="float">
            <text:p>0,0001633628</text:p>
          </table:table-cell>
          <table:table-cell table:formula="of:=[.H22]" office:value-type="float" office:value="0.00327390653501287" calcext:value-type="float">
            <text:p>0,0032739065</text:p>
          </table:table-cell>
          <table:table-cell/>
          <table:table-cell table:formula="of:=1-[.E22]" office:value-type="float" office:value="0.568" calcext:value-type="float">
            <text:p>0,568</text:p>
          </table:table-cell>
          <table:table-cell table:number-columns-repeated="14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0.452" office:value-type="float" office:value="0.452" calcext:value-type="float">
            <text:p>0,45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3]*[.E23]" office:value-type="float" office:value="0.0452" calcext:value-type="float">
            <text:p>0,0452</text:p>
          </table:table-cell>
          <table:table-cell table:formula="of:=SQRT([.J23]+[.K23])" office:value-type="float" office:value="0.00336970977978816" calcext:value-type="float">
            <text:p>0,0033697098</text:p>
          </table:table-cell>
          <table:table-cell/>
          <table:table-cell table:formula="of:=([.E23]*[.D23])^2" office:value-type="float" office:value="0.000007354944" calcext:value-type="float">
            <text:p>7,354944E-006</text:p>
          </table:table-cell>
          <table:table-cell table:formula="of:=([.C23]*[.F23])^2" office:value-type="float" office:value="0.000004" calcext:value-type="float">
            <text:p>0,000004</text:p>
          </table:table-cell>
          <table:table-cell/>
          <table:table-cell table:formula="of:=[.$D$11]*[.A23]*[.$A$11]" office:value-type="float" office:value="0.0081681408991" calcext:value-type="float">
            <text:p>0,0081681409</text:p>
          </table:table-cell>
          <table:table-cell table:formula="of:=[.$D$11]*[.$A$11]*[.B23]" office:value-type="float" office:value="0.000163362817982" calcext:value-type="float">
            <text:p>0,0001633628</text:p>
          </table:table-cell>
          <table:table-cell/>
          <table:table-cell table:formula="of:=[.M23]" office:value-type="float" office:value="0.0081681408991" calcext:value-type="float">
            <text:p>0,0081681409</text:p>
          </table:table-cell>
          <table:table-cell table:formula="of:=[.G23]" office:value-type="float" office:value="0.0452" calcext:value-type="float">
            <text:p>0,0452</text:p>
          </table:table-cell>
          <table:table-cell table:formula="of:=[.N23]" office:value-type="float" office:value="0.000163362817982" calcext:value-type="float">
            <text:p>0,0001633628</text:p>
          </table:table-cell>
          <table:table-cell table:formula="of:=[.H23]" office:value-type="float" office:value="0.00336970977978816" calcext:value-type="float">
            <text:p>0,0033697098</text:p>
          </table:table-cell>
          <table:table-cell/>
          <table:table-cell table:formula="of:=1-[.E23]" office:value-type="float" office:value="0.548" calcext:value-type="float">
            <text:p>0,548</text:p>
          </table:table-cell>
          <table:table-cell table:number-columns-repeated="14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0.47" office:value-type="float" office:value="0.47" calcext:value-type="float">
            <text:p>0,47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4]*[.E24]" office:value-type="float" office:value="0.047" calcext:value-type="float">
            <text:p>0,047</text:p>
          </table:table-cell>
          <table:table-cell table:formula="of:=SQRT([.J24]+[.K24])" office:value-type="float" office:value="0.00345722432017363" calcext:value-type="float">
            <text:p>0,0034572243</text:p>
          </table:table-cell>
          <table:table-cell/>
          <table:table-cell table:formula="of:=([.E24]*[.D24])^2" office:value-type="float" office:value="0.0000079524" calcext:value-type="float">
            <text:p>7,9524E-006</text:p>
          </table:table-cell>
          <table:table-cell table:formula="of:=([.C24]*[.F24])^2" office:value-type="float" office:value="0.000004" calcext:value-type="float">
            <text:p>0,000004</text:p>
          </table:table-cell>
          <table:table-cell/>
          <table:table-cell table:formula="of:=[.$D$11]*[.A24]*[.$A$11]" office:value-type="float" office:value="0.00653451271928" calcext:value-type="float">
            <text:p>0,0065345127</text:p>
          </table:table-cell>
          <table:table-cell table:formula="of:=[.$D$11]*[.$A$11]*[.B24]" office:value-type="float" office:value="0.000163362817982" calcext:value-type="float">
            <text:p>0,0001633628</text:p>
          </table:table-cell>
          <table:table-cell/>
          <table:table-cell table:formula="of:=[.M24]" office:value-type="float" office:value="0.00653451271928" calcext:value-type="float">
            <text:p>0,0065345127</text:p>
          </table:table-cell>
          <table:table-cell table:formula="of:=[.G24]" office:value-type="float" office:value="0.047" calcext:value-type="float">
            <text:p>0,047</text:p>
          </table:table-cell>
          <table:table-cell table:formula="of:=[.N24]" office:value-type="float" office:value="0.000163362817982" calcext:value-type="float">
            <text:p>0,0001633628</text:p>
          </table:table-cell>
          <table:table-cell table:formula="of:=[.H24]" office:value-type="float" office:value="0.00345722432017363" calcext:value-type="float">
            <text:p>0,0034572243</text:p>
          </table:table-cell>
          <table:table-cell/>
          <table:table-cell table:formula="of:=1-[.E24]" office:value-type="float" office:value="0.53" calcext:value-type="float">
            <text:p>0,53</text:p>
          </table:table-cell>
          <table:table-cell table:number-columns-repeated="14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0.486" office:value-type="float" office:value="0.486" calcext:value-type="float">
            <text:p>0,48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5]*[.E25]" office:value-type="float" office:value="0.0486" calcext:value-type="float">
            <text:p>0,0486</text:p>
          </table:table-cell>
          <table:table-cell table:formula="of:=SQRT([.J25]+[.K25])" office:value-type="float" office:value="0.00353596606318556" calcext:value-type="float">
            <text:p>0,0035359661</text:p>
          </table:table-cell>
          <table:table-cell/>
          <table:table-cell table:formula="of:=([.E25]*[.D25])^2" office:value-type="float" office:value="0.000008503056" calcext:value-type="float">
            <text:p>8,503056E-006</text:p>
          </table:table-cell>
          <table:table-cell table:formula="of:=([.C25]*[.F25])^2" office:value-type="float" office:value="0.000004" calcext:value-type="float">
            <text:p>0,000004</text:p>
          </table:table-cell>
          <table:table-cell/>
          <table:table-cell table:formula="of:=[.$D$11]*[.A25]*[.$A$11]" office:value-type="float" office:value="0.00490088453946" calcext:value-type="float">
            <text:p>0,0049008845</text:p>
          </table:table-cell>
          <table:table-cell table:formula="of:=[.$D$11]*[.$A$11]*[.B25]" office:value-type="float" office:value="0.000163362817982" calcext:value-type="float">
            <text:p>0,0001633628</text:p>
          </table:table-cell>
          <table:table-cell/>
          <table:table-cell table:formula="of:=[.M25]" office:value-type="float" office:value="0.00490088453946" calcext:value-type="float">
            <text:p>0,0049008845</text:p>
          </table:table-cell>
          <table:table-cell table:formula="of:=[.G25]" office:value-type="float" office:value="0.0486" calcext:value-type="float">
            <text:p>0,0486</text:p>
          </table:table-cell>
          <table:table-cell table:formula="of:=[.N25]" office:value-type="float" office:value="0.000163362817982" calcext:value-type="float">
            <text:p>0,0001633628</text:p>
          </table:table-cell>
          <table:table-cell table:formula="of:=[.H25]" office:value-type="float" office:value="0.00353596606318556" calcext:value-type="float">
            <text:p>0,0035359661</text:p>
          </table:table-cell>
          <table:table-cell/>
          <table:table-cell table:formula="of:=1-[.E25]" office:value-type="float" office:value="0.514" calcext:value-type="float">
            <text:p>0,514</text:p>
          </table:table-cell>
          <table:table-cell table:number-columns-repeated="14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0.506" office:value-type="float" office:value="0.506" calcext:value-type="float">
            <text:p>0,50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6]*[.E26]" office:value-type="float" office:value="0.0506" calcext:value-type="float">
            <text:p>0,0506</text:p>
          </table:table-cell>
          <table:table-cell table:formula="of:=SQRT([.J26]+[.K26])" office:value-type="float" office:value="0.00363555992936439" calcext:value-type="float">
            <text:p>0,0036355599</text:p>
          </table:table-cell>
          <table:table-cell/>
          <table:table-cell table:formula="of:=([.E26]*[.D26])^2" office:value-type="float" office:value="0.000009217296" calcext:value-type="float">
            <text:p>9,217296E-006</text:p>
          </table:table-cell>
          <table:table-cell table:formula="of:=([.C26]*[.F26])^2" office:value-type="float" office:value="0.000004" calcext:value-type="float">
            <text:p>0,000004</text:p>
          </table:table-cell>
          <table:table-cell/>
          <table:table-cell table:formula="of:=[.$D$11]*[.A26]*[.$A$11]" office:value-type="float" office:value="0.00326725635964" calcext:value-type="float">
            <text:p>0,0032672564</text:p>
          </table:table-cell>
          <table:table-cell table:formula="of:=[.$D$11]*[.$A$11]*[.B26]" office:value-type="float" office:value="0.000163362817982" calcext:value-type="float">
            <text:p>0,0001633628</text:p>
          </table:table-cell>
          <table:table-cell/>
          <table:table-cell table:formula="of:=[.M26]" office:value-type="float" office:value="0.00326725635964" calcext:value-type="float">
            <text:p>0,0032672564</text:p>
          </table:table-cell>
          <table:table-cell table:formula="of:=[.G26]" office:value-type="float" office:value="0.0506" calcext:value-type="float">
            <text:p>0,0506</text:p>
          </table:table-cell>
          <table:table-cell table:formula="of:=[.N26]" office:value-type="float" office:value="0.000163362817982" calcext:value-type="float">
            <text:p>0,0001633628</text:p>
          </table:table-cell>
          <table:table-cell table:formula="of:=[.H26]" office:value-type="float" office:value="0.00363555992936439" calcext:value-type="float">
            <text:p>0,0036355599</text:p>
          </table:table-cell>
          <table:table-cell/>
          <table:table-cell table:formula="of:=1-[.E26]" office:value-type="float" office:value="0.494" calcext:value-type="float">
            <text:p>0,494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0.52" office:value-type="float" office:value="0.52" calcext:value-type="float">
            <text:p>0,5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7]*[.E27]" office:value-type="float" office:value="0.052" calcext:value-type="float">
            <text:p>0,052</text:p>
          </table:table-cell>
          <table:table-cell table:formula="of:=SQRT([.J27]+[.K27])" office:value-type="float" office:value="0.00370599514300815" calcext:value-type="float">
            <text:p>0,0037059951</text:p>
          </table:table-cell>
          <table:table-cell/>
          <table:table-cell table:formula="of:=([.E27]*[.D27])^2" office:value-type="float" office:value="0.0000097344" calcext:value-type="float">
            <text:p>9,7344E-006</text:p>
          </table:table-cell>
          <table:table-cell table:formula="of:=([.C27]*[.F27])^2" office:value-type="float" office:value="0.000004" calcext:value-type="float">
            <text:p>0,000004</text:p>
          </table:table-cell>
          <table:table-cell/>
          <table:table-cell table:formula="of:=[.$D$11]*[.A27]*[.$A$11]" office:value-type="float" office:value="0.00163362817982" calcext:value-type="float">
            <text:p>0,0016336282</text:p>
          </table:table-cell>
          <table:table-cell table:formula="of:=[.$D$11]*[.$A$11]*[.B27]" office:value-type="float" office:value="0.000163362817982" calcext:value-type="float">
            <text:p>0,0001633628</text:p>
          </table:table-cell>
          <table:table-cell/>
          <table:table-cell table:formula="of:=[.M27]" office:value-type="float" office:value="0.00163362817982" calcext:value-type="float">
            <text:p>0,0016336282</text:p>
          </table:table-cell>
          <table:table-cell table:formula="of:=[.G27]" office:value-type="float" office:value="0.052" calcext:value-type="float">
            <text:p>0,052</text:p>
          </table:table-cell>
          <table:table-cell table:formula="of:=[.N27]" office:value-type="float" office:value="0.000163362817982" calcext:value-type="float">
            <text:p>0,0001633628</text:p>
          </table:table-cell>
          <table:table-cell table:formula="of:=[.H27]" office:value-type="float" office:value="0.00370599514300815" calcext:value-type="float">
            <text:p>0,0037059951</text:p>
          </table:table-cell>
          <table:table-cell/>
          <table:table-cell table:formula="of:=1-[.E27]" office:value-type="float" office:value="0.48" calcext:value-type="float">
            <text:p>0,48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0.538" office:value-type="float" office:value="0.538" calcext:value-type="float">
            <text:p>0,53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8]*[.E28]" office:value-type="float" office:value="0.0538" calcext:value-type="float">
            <text:p>0,0538</text:p>
          </table:table-cell>
          <table:table-cell table:formula="of:=SQRT([.J28]+[.K28])" office:value-type="float" office:value="0.00379736540248631" calcext:value-type="float">
            <text:p>0,0037973654</text:p>
          </table:table-cell>
          <table:table-cell/>
          <table:table-cell table:formula="of:=([.E28]*[.D28])^2" office:value-type="float" office:value="0.000010419984" calcext:value-type="float">
            <text:p>0,00001042</text:p>
          </table:table-cell>
          <table:table-cell table:formula="of:=([.C28]*[.F28])^2" office:value-type="float" office:value="0.000004" calcext:value-type="float">
            <text:p>0,000004</text:p>
          </table:table-cell>
          <table:table-cell/>
          <table:table-cell table:formula="of:=[.$D$11]*[.A28]*[.$A$11]" office:value-type="float" office:value="0" calcext:value-type="float">
            <text:p>0</text:p>
          </table:table-cell>
          <table:table-cell table:formula="of:=[.$D$11]*[.$A$11]*[.B28]" office:value-type="float" office:value="0.000163362817982" calcext:value-type="float">
            <text:p>0,0001633628</text:p>
          </table:table-cell>
          <table:table-cell/>
          <table:table-cell table:formula="of:=[.M28]" office:value-type="float" office:value="0" calcext:value-type="float">
            <text:p>0</text:p>
          </table:table-cell>
          <table:table-cell table:formula="of:=[.G28]" office:value-type="float" office:value="0.0538" calcext:value-type="float">
            <text:p>0,0538</text:p>
          </table:table-cell>
          <table:table-cell table:formula="of:=[.N28]" office:value-type="float" office:value="0.000163362817982" calcext:value-type="float">
            <text:p>0,0001633628</text:p>
          </table:table-cell>
          <table:table-cell table:formula="of:=[.H28]" office:value-type="float" office:value="0.00379736540248631" calcext:value-type="float">
            <text:p>0,0037973654</text:p>
          </table:table-cell>
          <table:table-cell/>
          <table:table-cell table:formula="of:=1-[.E28]" office:value-type="float" office:value="0.462" calcext:value-type="float">
            <text:p>0,462</text:p>
          </table:table-cell>
          <table:table-cell table:number-columns-repeated="14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style-name="ce3" office:value-type="string" calcext:value-type="string">
            <text:p>c)</text:p>
          </table:table-cell>
          <table:table-cell table:number-columns-repeated="7"/>
          <table:table-cell table:style-name="ce3" office:value-type="string" calcext:value-type="string">
            <text:p>d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_sonde[myko meter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ehler</text:p>
          </table:table-cell>
          <table:table-cell table:number-columns-repeated="5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ehler</text:p>
          </table:table-cell>
          <table:table-cell table:number-columns-repeated="24"/>
        </table:table-row>
        <table:table-row table:style-name="ro1">
          <table:table-cell table:formula="of:=2.5*10^(-6)" office:value-type="float" office:value="0.0000025" calcext:value-type="float">
            <text:p>0,0000025</text:p>
          </table:table-cell>
          <table:table-cell table:formula="of:=0.5*10^(-6)" office:value-type="float" office:value="0.0000005" calcext:value-type="float">
            <text:p>0,0000005</text:p>
          </table:table-cell>
          <table:table-cell table:formula="of:=1.602176565*10^(-19)" office:value-type="float" office:value="1.602176565E-019" calcext:value-type="float">
            <text:p>1,602176565E-019</text:p>
          </table:table-cell>
          <table:table-cell table:formula="of:=2.2*10^(-8)" office:value-type="float" office:value="0.000000022" calcext:value-type="float">
            <text:p>0,000000022</text:p>
          </table:table-cell>
          <table:table-cell table:number-columns-repeated="5"/>
          <table:table-cell table:style-name="ce4" table:formula="of:=1/([.C34]*[.D39])" office:value-type="float" office:value="-2.31256945970106E+023" calcext:value-type="float">
            <text:p>-231256945970106000000000</text:p>
          </table:table-cell>
          <table:table-cell table:style-name="ce4" table:formula="of:=[.E39]/([.C34]*([.A39]^2))" office:value-type="float" office:value="6.22774388391129E+015" calcext:value-type="float">
            <text:p>62277438839112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number-columns-repeated="3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U_H/B</text:p>
          </table:table-cell>
          <table:table-cell office:value-type="string" calcext:value-type="string">
            <text:p>Fehler</text:p>
          </table:table-cell>
          <table:table-cell/>
          <table:table-cell table:style-name="ce4" office:value-type="string" calcext:value-type="string">
            <text:p>Hallkonstante</text:p>
          </table:table-cell>
          <table:table-cell table:style-name="ce4" office:value-type="string" calcext:value-type="string">
            <text:p>Fehler</text:p>
          </table:table-cell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table:number-columns-repeated="28"/>
        </table:table-row>
        <table:table-row table:style-name="ro1">
          <table:table-cell office:value-type="float" office:value="-1.07958" calcext:value-type="float">
            <text:p>-1,07958</text:p>
          </table:table-cell>
          <table:table-cell office:value-type="float" office:value="0.008779" calcext:value-type="float">
            <text:p>0,008779</text:p>
          </table:table-cell>
          <table:table-cell/>
          <table:table-cell table:style-name="ce4" table:formula="of:=[.A39]*([.A34]/[.A36])" office:value-type="float" office:value="-0.0000269895" calcext:value-type="float">
            <text:p>-2,69895E-005</text:p>
          </table:table-cell>
          <table:table-cell table:style-name="ce4" table:formula="of:=SQRT([.F39]+[.G39]+[.F41])" office:value-type="float" office:value="0.0011629225170278" calcext:value-type="float">
            <text:p>0,0011629225</text:p>
          </table:table-cell>
          <table:table-cell table:formula="of:=(([.A34]/[.A36])*[.B39])^2" office:value-type="float" office:value="0.000000000000048169275625" calcext:value-type="float">
            <text:p>4,8169275625E-014</text:p>
          </table:table-cell>
          <table:table-cell table:formula="of:=((([.A39]/[.A36])*[.B36])^2)*10^-6" office:value-type="float" office:value="0.000000002913732441" calcext:value-type="float">
            <text:p>2,913732441E-009</text:p>
          </table:table-cell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Hilfsterm 3</text:p>
          </table:table-cell>
          <table:table-cell table:number-columns-repeated="29"/>
        </table:table-row>
        <table:table-row table:style-name="ro1">
          <table:table-cell table:number-columns-repeated="5"/>
          <table:table-cell table:formula="of:=((1/[.A36]^2)*[.A39]*[.A34]*[.B36])*-1" office:value-type="float" office:value="0.000001349475" calcext:value-type="float">
            <text:p>1,349475E-006</text:p>
          </table:table-cell>
          <table:table-cell table:number-columns-repeated="29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7"/>
          <table:table-cell table:style-name="ce2" office:value-type="string" calcext:value-type="string">
            <text:p>d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_sonde[myko meter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ehler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ehler</text:p>
          </table:table-cell>
          <table:table-cell table:number-columns-repeated="24"/>
        </table:table-row>
        <table:table-row table:style-name="ro1">
          <table:table-cell table:formula="of:=2.5*10^(-6)" office:value-type="float" office:value="0.0000025" calcext:value-type="float">
            <text:p>0,0000025</text:p>
          </table:table-cell>
          <table:table-cell table:formula="of:=0.5*10^(-6)" office:value-type="float" office:value="0.0000005" calcext:value-type="float">
            <text:p>0,0000005</text:p>
          </table:table-cell>
          <table:table-cell table:formula="of:=1.602176565*10^(-19)" office:value-type="float" office:value="1.602176565E-019" calcext:value-type="float">
            <text:p>1,602176565E-019</text:p>
          </table:table-cell>
          <table:table-cell table:formula="of:=2.2*10^(-8)" office:value-type="float" office:value="0.000000022" calcext:value-type="float">
            <text:p>0,000000022</text:p>
          </table:table-cell>
          <table:table-cell table:number-columns-repeated="5"/>
          <table:table-cell table:formula="of:=1/([.C47]*[.D52])" office:value-type="float" office:value="-2.31256945970106E+023" calcext:value-type="float">
            <text:p>-231256945970106000000000</text:p>
          </table:table-cell>
          <table:table-cell table:formula="of:=[.E52]/([.C47]*([.A52]^2))" office:value-type="float" office:value="2.89138115374089E+017" calcext:value-type="float">
            <text:p>2891381153740890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number-columns-repeated="3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U_H/B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allkonstant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table:number-columns-repeated="28"/>
        </table:table-row>
        <table:table-row table:style-name="ro1">
          <table:table-cell office:value-type="float" office:value="-1.07958" calcext:value-type="float">
            <text:p>-1,07958</text:p>
          </table:table-cell>
          <table:table-cell office:value-type="float" office:value="0.008779" calcext:value-type="float">
            <text:p>0,008779</text:p>
          </table:table-cell>
          <table:table-cell/>
          <table:table-cell table:formula="of:=[.A52]*([.A47]/[.A49])" office:value-type="float" office:value="-0.0000269895" calcext:value-type="float">
            <text:p>-2,69895E-005</text:p>
          </table:table-cell>
          <table:table-cell table:formula="of:=SQRT([.F52]+[.G52]+[.F54])" office:value-type="float" office:value="0.053991498553459" calcext:value-type="float">
            <text:p>0,0539914986</text:p>
          </table:table-cell>
          <table:table-cell table:formula="of:=(([.A47]/[.A49])*[.B52])^2" office:value-type="float" office:value="0.000000000000048169275625" calcext:value-type="float">
            <text:p>4,8169275625E-014</text:p>
          </table:table-cell>
          <table:table-cell table:formula="of:=(([.A52]/[.A49])*[.B49])^2" office:value-type="float" office:value="0.002913732441" calcext:value-type="float">
            <text:p>0,0029137324</text:p>
          </table:table-cell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Hilfsterm 3</text:p>
          </table:table-cell>
          <table:table-cell table:number-columns-repeated="29"/>
        </table:table-row>
        <table:table-row table:style-name="ro1">
          <table:table-cell table:number-columns-repeated="5"/>
          <table:table-cell table:formula="of:=((1/[.A49]^2)*[.A52]*[.A47]*[.B49])*-1" office:value-type="float" office:value="0.000001349475" calcext:value-type="float">
            <text:p>1,349475E-006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e)</text:p>
          </table:table-cell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it Magnetfeld</text:p>
          </table:table-cell>
          <table:table-cell office:value-type="float" office:value="1" calcext:value-type="float">
            <text:p>1</text:p>
          </table:table-cell>
          <table:table-cell table:formula="of:=[.$C$11]" office:value-type="float" office:value="0.01" calcext:value-type="float">
            <text:p>0,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/>
          <table:table-cell table:formula="of:=[.G57]" office:value-type="string" office:string-value="U_H[V]" calcext:value-type="string">
            <text:p>U_H[V]</text:p>
          </table:table-cell>
          <table:table-cell table:formula="of:=[.E57]" office:value-type="string" office:string-value="I_H[A]" calcext:value-type="string">
            <text:p>I_H[A]</text:p>
          </table:table-cell>
          <table:table-cell table:formula="of:=[.H57]" office:value-type="string" office:string-value="Fehler" calcext:value-type="string">
            <text:p>Fehler</text:p>
          </table:table-cell>
          <table:table-cell table:formula="of:=[.F57]" office:value-type="string" office:string-value="Fehler" calcext:value-type="string">
            <text:p>Fehler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364" calcext:value-type="float">
            <text:p>0,36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table:formula="of:=[.C58]*[.A58]" office:value-type="float" office:value="0.0364" calcext:value-type="float">
            <text:p>0,0364</text:p>
          </table:table-cell>
          <table:table-cell table:formula="of:=SQRT([.J58]+[.K58])" office:value-type="float" office:value="0.00296139426621988" calcext:value-type="float">
            <text:p>0,0029613943</text:p>
          </table:table-cell>
          <table:table-cell/>
          <table:table-cell table:formula="of:=([.C58]*[.B58])^2" office:value-type="float" office:value="0.000004769856" calcext:value-type="float">
            <text:p>4,769856E-006</text:p>
          </table:table-cell>
          <table:table-cell table:formula="of:=([.D58]*[.A58])^2" office:value-type="float" office:value="0.000004" calcext:value-type="float">
            <text:p>0,000004</text:p>
          </table:table-cell>
          <table:table-cell/>
          <table:table-cell table:formula="of:=[.G58]" office:value-type="float" office:value="0.0364" calcext:value-type="float">
            <text:p>0,0364</text:p>
          </table:table-cell>
          <table:table-cell table:formula="of:=[.E58]" office:value-type="float" office:value="1" calcext:value-type="float">
            <text:p>1</text:p>
          </table:table-cell>
          <table:table-cell table:formula="of:=[.H58]" office:value-type="float" office:value="0.00296139426621988" calcext:value-type="float">
            <text:p>0,0029613943</text:p>
          </table:table-cell>
          <table:table-cell table:formula="of:=[.F58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32" calcext:value-type="float">
            <text:p>0,3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formula="of:=[.C59]*[.A59]" office:value-type="float" office:value="0.032" calcext:value-type="float">
            <text:p>0,032</text:p>
          </table:table-cell>
          <table:table-cell table:formula="of:=SQRT([.J59]+[.K59])" office:value-type="float" office:value="0.00277243575218615" calcext:value-type="float">
            <text:p>0,0027724358</text:p>
          </table:table-cell>
          <table:table-cell/>
          <table:table-cell table:formula="of:=([.C59]*[.B59])^2" office:value-type="float" office:value="0.0000036864" calcext:value-type="float">
            <text:p>3,6864E-006</text:p>
          </table:table-cell>
          <table:table-cell table:formula="of:=([.D59]*[.A59])^2" office:value-type="float" office:value="0.000004" calcext:value-type="float">
            <text:p>0,000004</text:p>
          </table:table-cell>
          <table:table-cell/>
          <table:table-cell table:formula="of:=[.G59]" office:value-type="float" office:value="0.032" calcext:value-type="float">
            <text:p>0,032</text:p>
          </table:table-cell>
          <table:table-cell table:formula="of:=[.E59]" office:value-type="float" office:value="0.9" calcext:value-type="float">
            <text:p>0,9</text:p>
          </table:table-cell>
          <table:table-cell table:formula="of:=[.H59]" office:value-type="float" office:value="0.00277243575218615" calcext:value-type="float">
            <text:p>0,0027724358</text:p>
          </table:table-cell>
          <table:table-cell table:formula="of:=[.F59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282" calcext:value-type="float">
            <text:p>0,28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table:formula="of:=[.C60]*[.A60]" office:value-type="float" office:value="0.0282" calcext:value-type="float">
            <text:p>0,0282</text:p>
          </table:table-cell>
          <table:table-cell table:formula="of:=SQRT([.J60]+[.K60])" office:value-type="float" office:value="0.00261970685382926" calcext:value-type="float">
            <text:p>0,0026197069</text:p>
          </table:table-cell>
          <table:table-cell/>
          <table:table-cell table:formula="of:=([.C60]*[.B60])^2" office:value-type="float" office:value="0.000002862864" calcext:value-type="float">
            <text:p>2,862864E-006</text:p>
          </table:table-cell>
          <table:table-cell table:formula="of:=([.D60]*[.A60])^2" office:value-type="float" office:value="0.000004" calcext:value-type="float">
            <text:p>0,000004</text:p>
          </table:table-cell>
          <table:table-cell/>
          <table:table-cell table:formula="of:=[.G60]" office:value-type="float" office:value="0.0282" calcext:value-type="float">
            <text:p>0,0282</text:p>
          </table:table-cell>
          <table:table-cell table:formula="of:=[.E60]" office:value-type="float" office:value="0.8" calcext:value-type="float">
            <text:p>0,8</text:p>
          </table:table-cell>
          <table:table-cell table:formula="of:=[.H60]" office:value-type="float" office:value="0.00261970685382926" calcext:value-type="float">
            <text:p>0,0026197069</text:p>
          </table:table-cell>
          <table:table-cell table:formula="of:=[.F60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246" calcext:value-type="float">
            <text:p>0,24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  <table:table-cell office:value-type="float" office:value="0.005" calcext:value-type="float">
            <text:p>0,005</text:p>
          </table:table-cell>
          <table:table-cell table:formula="of:=[.C61]*[.A61]" office:value-type="float" office:value="0.0246" calcext:value-type="float">
            <text:p>0,0246</text:p>
          </table:table-cell>
          <table:table-cell table:formula="of:=SQRT([.J61]+[.K61])" office:value-type="float" office:value="0.00248567415402743" calcext:value-type="float">
            <text:p>0,0024856742</text:p>
          </table:table-cell>
          <table:table-cell/>
          <table:table-cell table:formula="of:=([.C61]*[.B61])^2" office:value-type="float" office:value="0.000002178576" calcext:value-type="float">
            <text:p>2,178576E-006</text:p>
          </table:table-cell>
          <table:table-cell table:formula="of:=([.D61]*[.A61])^2" office:value-type="float" office:value="0.000004" calcext:value-type="float">
            <text:p>0,000004</text:p>
          </table:table-cell>
          <table:table-cell/>
          <table:table-cell table:formula="of:=[.G61]" office:value-type="float" office:value="0.0246" calcext:value-type="float">
            <text:p>0,0246</text:p>
          </table:table-cell>
          <table:table-cell table:formula="of:=[.E61]" office:value-type="float" office:value="0.7" calcext:value-type="float">
            <text:p>0,7</text:p>
          </table:table-cell>
          <table:table-cell table:formula="of:=[.H61]" office:value-type="float" office:value="0.00248567415402743" calcext:value-type="float">
            <text:p>0,0024856742</text:p>
          </table:table-cell>
          <table:table-cell table:formula="of:=[.F61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222" calcext:value-type="float">
            <text:p>0,22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005" calcext:value-type="float">
            <text:p>0,005</text:p>
          </table:table-cell>
          <table:table-cell table:formula="of:=[.C62]*[.A62]" office:value-type="float" office:value="0.0222" calcext:value-type="float">
            <text:p>0,0222</text:p>
          </table:table-cell>
          <table:table-cell table:formula="of:=SQRT([.J62]+[.K62])" office:value-type="float" office:value="0.00240296150614195" calcext:value-type="float">
            <text:p>0,0024029615</text:p>
          </table:table-cell>
          <table:table-cell/>
          <table:table-cell table:formula="of:=([.C62]*[.B62])^2" office:value-type="float" office:value="0.000001774224" calcext:value-type="float">
            <text:p>1,774224E-006</text:p>
          </table:table-cell>
          <table:table-cell table:formula="of:=([.D62]*[.A62])^2" office:value-type="float" office:value="0.000004" calcext:value-type="float">
            <text:p>0,000004</text:p>
          </table:table-cell>
          <table:table-cell/>
          <table:table-cell table:formula="of:=[.G62]" office:value-type="float" office:value="0.0222" calcext:value-type="float">
            <text:p>0,0222</text:p>
          </table:table-cell>
          <table:table-cell table:formula="of:=[.E62]" office:value-type="float" office:value="0.6" calcext:value-type="float">
            <text:p>0,6</text:p>
          </table:table-cell>
          <table:table-cell table:formula="of:=[.H62]" office:value-type="float" office:value="0.00240296150614195" calcext:value-type="float">
            <text:p>0,0024029615</text:p>
          </table:table-cell>
          <table:table-cell table:formula="of:=[.F62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17" calcext:value-type="float">
            <text:p>0,17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.005" calcext:value-type="float">
            <text:p>0,005</text:p>
          </table:table-cell>
          <table:table-cell table:formula="of:=[.C63]*[.A63]" office:value-type="float" office:value="0.017" calcext:value-type="float">
            <text:p>0,017</text:p>
          </table:table-cell>
          <table:table-cell table:formula="of:=SQRT([.J63]+[.K63])" office:value-type="float" office:value="0.00224508351737747" calcext:value-type="float">
            <text:p>0,0022450835</text:p>
          </table:table-cell>
          <table:table-cell/>
          <table:table-cell table:formula="of:=([.C63]*[.B63])^2" office:value-type="float" office:value="0.0000010404" calcext:value-type="float">
            <text:p>1,0404E-006</text:p>
          </table:table-cell>
          <table:table-cell table:formula="of:=([.D63]*[.A63])^2" office:value-type="float" office:value="0.000004" calcext:value-type="float">
            <text:p>0,000004</text:p>
          </table:table-cell>
          <table:table-cell/>
          <table:table-cell table:formula="of:=[.G63]" office:value-type="float" office:value="0.017" calcext:value-type="float">
            <text:p>0,017</text:p>
          </table:table-cell>
          <table:table-cell table:formula="of:=[.E63]" office:value-type="float" office:value="0.5" calcext:value-type="float">
            <text:p>0,5</text:p>
          </table:table-cell>
          <table:table-cell table:formula="of:=[.H63]" office:value-type="float" office:value="0.00224508351737747" calcext:value-type="float">
            <text:p>0,0022450835</text:p>
          </table:table-cell>
          <table:table-cell table:formula="of:=[.F63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134" calcext:value-type="float">
            <text:p>0,13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.005" calcext:value-type="float">
            <text:p>0,005</text:p>
          </table:table-cell>
          <table:table-cell table:formula="of:=[.C64]*[.A64]" office:value-type="float" office:value="0.0134" calcext:value-type="float">
            <text:p>0,0134</text:p>
          </table:table-cell>
          <table:table-cell table:formula="of:=SQRT([.J64]+[.K64])" office:value-type="float" office:value="0.0021555546849941" calcext:value-type="float">
            <text:p>0,0021555547</text:p>
          </table:table-cell>
          <table:table-cell/>
          <table:table-cell table:formula="of:=([.C64]*[.B64])^2" office:value-type="float" office:value="0.000000646416" calcext:value-type="float">
            <text:p>6,46416E-007</text:p>
          </table:table-cell>
          <table:table-cell table:formula="of:=([.D64]*[.A64])^2" office:value-type="float" office:value="0.000004" calcext:value-type="float">
            <text:p>0,000004</text:p>
          </table:table-cell>
          <table:table-cell/>
          <table:table-cell table:formula="of:=[.G64]" office:value-type="float" office:value="0.0134" calcext:value-type="float">
            <text:p>0,0134</text:p>
          </table:table-cell>
          <table:table-cell table:formula="of:=[.E64]" office:value-type="float" office:value="0.4" calcext:value-type="float">
            <text:p>0,4</text:p>
          </table:table-cell>
          <table:table-cell table:formula="of:=[.H64]" office:value-type="float" office:value="0.0021555546849941" calcext:value-type="float">
            <text:p>0,0021555547</text:p>
          </table:table-cell>
          <table:table-cell table:formula="of:=[.F64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94" calcext:value-type="float">
            <text:p>0,09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005" calcext:value-type="float">
            <text:p>0,005</text:p>
          </table:table-cell>
          <table:table-cell table:formula="of:=[.C65]*[.A65]" office:value-type="float" office:value="0.0094" calcext:value-type="float">
            <text:p>0,0094</text:p>
          </table:table-cell>
          <table:table-cell table:formula="of:=SQRT([.J65]+[.K65])" office:value-type="float" office:value="0.00207800288738972" calcext:value-type="float">
            <text:p>0,0020780029</text:p>
          </table:table-cell>
          <table:table-cell/>
          <table:table-cell table:formula="of:=([.C65]*[.B65])^2" office:value-type="float" office:value="0.000000318096" calcext:value-type="float">
            <text:p>3,18096E-007</text:p>
          </table:table-cell>
          <table:table-cell table:formula="of:=([.D65]*[.A65])^2" office:value-type="float" office:value="0.000004" calcext:value-type="float">
            <text:p>0,000004</text:p>
          </table:table-cell>
          <table:table-cell/>
          <table:table-cell table:formula="of:=[.G65]" office:value-type="float" office:value="0.0094" calcext:value-type="float">
            <text:p>0,0094</text:p>
          </table:table-cell>
          <table:table-cell table:formula="of:=[.E65]" office:value-type="float" office:value="0.3" calcext:value-type="float">
            <text:p>0,3</text:p>
          </table:table-cell>
          <table:table-cell table:formula="of:=[.H65]" office:value-type="float" office:value="0.00207800288738972" calcext:value-type="float">
            <text:p>0,0020780029</text:p>
          </table:table-cell>
          <table:table-cell table:formula="of:=[.F65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68" calcext:value-type="float">
            <text:p>0,068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formula="of:=[.C66]*[.A66]" office:value-type="float" office:value="0.0068" calcext:value-type="float">
            <text:p>0,0068</text:p>
          </table:table-cell>
          <table:table-cell table:formula="of:=SQRT([.J66]+[.K66])" office:value-type="float" office:value="0.00204119180872352" calcext:value-type="float">
            <text:p>0,0020411918</text:p>
          </table:table-cell>
          <table:table-cell/>
          <table:table-cell table:formula="of:=([.C66]*[.B66])^2" office:value-type="float" office:value="0.000000166464" calcext:value-type="float">
            <text:p>1,66464E-007</text:p>
          </table:table-cell>
          <table:table-cell table:formula="of:=([.D66]*[.A66])^2" office:value-type="float" office:value="0.000004" calcext:value-type="float">
            <text:p>0,000004</text:p>
          </table:table-cell>
          <table:table-cell/>
          <table:table-cell table:formula="of:=[.G66]" office:value-type="float" office:value="0.0068" calcext:value-type="float">
            <text:p>0,0068</text:p>
          </table:table-cell>
          <table:table-cell table:formula="of:=[.E66]" office:value-type="float" office:value="0.2" calcext:value-type="float">
            <text:p>0,2</text:p>
          </table:table-cell>
          <table:table-cell table:formula="of:=[.H66]" office:value-type="float" office:value="0.00204119180872352" calcext:value-type="float">
            <text:p>0,0020411918</text:p>
          </table:table-cell>
          <table:table-cell table:formula="of:=[.F66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formula="of:=[.C67]*[.A67]" office:value-type="float" office:value="0.0001" calcext:value-type="float">
            <text:p>0,0001</text:p>
          </table:table-cell>
          <table:table-cell table:formula="of:=SQRT([.J67]+[.K67])" office:value-type="float" office:value="0.00200000899997975" calcext:value-type="float">
            <text:p>0,002000009</text:p>
          </table:table-cell>
          <table:table-cell/>
          <table:table-cell table:formula="of:=([.C67]*[.B67])^2" office:value-type="float" office:value="0.000000000036" calcext:value-type="float">
            <text:p>3,6E-011</text:p>
          </table:table-cell>
          <table:table-cell table:formula="of:=([.D67]*[.A67])^2" office:value-type="float" office:value="0.000004" calcext:value-type="float">
            <text:p>0,000004</text:p>
          </table:table-cell>
          <table:table-cell/>
          <table:table-cell table:formula="of:=[.G67]" office:value-type="float" office:value="0.0001" calcext:value-type="float">
            <text:p>0,0001</text:p>
          </table:table-cell>
          <table:table-cell table:formula="of:=[.E67]" office:value-type="float" office:value="0" calcext:value-type="float">
            <text:p>0</text:p>
          </table:table-cell>
          <table:table-cell table:formula="of:=[.H67]" office:value-type="float" office:value="0.00200000899997975" calcext:value-type="float">
            <text:p>0,002000009</text:p>
          </table:table-cell>
          <table:table-cell table:formula="of:=[.F67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office:value-type="string" calcext:value-type="string">
            <text:p>Ohne Magnetfel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/>
          <table:table-cell table:formula="of:=[.G71]" office:value-type="string" office:string-value="U_H[V]" calcext:value-type="string">
            <text:p>U_H[V]</text:p>
          </table:table-cell>
          <table:table-cell table:formula="of:=[.E71]" office:value-type="string" office:string-value="I_H[A]" calcext:value-type="string">
            <text:p>I_H[A]</text:p>
          </table:table-cell>
          <table:table-cell table:formula="of:=[.H71]" office:value-type="string" office:string-value="Fehler" calcext:value-type="string">
            <text:p>Fehler</text:p>
          </table:table-cell>
          <table:table-cell table:formula="of:=[.F71]" office:value-type="string" office:string-value="Fehler" calcext:value-type="string">
            <text:p>Fehler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54" calcext:value-type="float">
            <text:p>0,5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table:formula="of:=[.C72]*[.A72]" office:value-type="float" office:value="0.054" calcext:value-type="float">
            <text:p>0,054</text:p>
          </table:table-cell>
          <table:table-cell table:formula="of:=SQRT([.J72]+[.K72])" office:value-type="float" office:value="0.00380757140445192" calcext:value-type="float">
            <text:p>0,0038075714</text:p>
          </table:table-cell>
          <table:table-cell/>
          <table:table-cell table:formula="of:=([.C72]*[.B72])^2" office:value-type="float" office:value="0.0000104976" calcext:value-type="float">
            <text:p>1,04976E-005</text:p>
          </table:table-cell>
          <table:table-cell table:formula="of:=([.D72]*[.A72])^2" office:value-type="float" office:value="0.000004" calcext:value-type="float">
            <text:p>0,000004</text:p>
          </table:table-cell>
          <table:table-cell/>
          <table:table-cell table:formula="of:=[.G72]" office:value-type="float" office:value="0.054" calcext:value-type="float">
            <text:p>0,054</text:p>
          </table:table-cell>
          <table:table-cell table:formula="of:=[.E72]" office:value-type="float" office:value="1" calcext:value-type="float">
            <text:p>1</text:p>
          </table:table-cell>
          <table:table-cell table:formula="of:=[.H72]" office:value-type="float" office:value="0.00380757140445192" calcext:value-type="float">
            <text:p>0,0038075714</text:p>
          </table:table-cell>
          <table:table-cell table:formula="of:=[.F72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482" calcext:value-type="float">
            <text:p>0,48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formula="of:=[.C73]*[.A73]" office:value-type="float" office:value="0.0482" calcext:value-type="float">
            <text:p>0,0482</text:p>
          </table:table-cell>
          <table:table-cell table:formula="of:=SQRT([.J73]+[.K73])" office:value-type="float" office:value="0.00351620022183038" calcext:value-type="float">
            <text:p>0,0035162002</text:p>
          </table:table-cell>
          <table:table-cell/>
          <table:table-cell table:formula="of:=([.C73]*[.B73])^2" office:value-type="float" office:value="0.000008363664" calcext:value-type="float">
            <text:p>8,363664E-006</text:p>
          </table:table-cell>
          <table:table-cell table:formula="of:=([.D73]*[.A73])^2" office:value-type="float" office:value="0.000004" calcext:value-type="float">
            <text:p>0,000004</text:p>
          </table:table-cell>
          <table:table-cell/>
          <table:table-cell table:formula="of:=[.G73]" office:value-type="float" office:value="0.0482" calcext:value-type="float">
            <text:p>0,0482</text:p>
          </table:table-cell>
          <table:table-cell table:formula="of:=[.E73]" office:value-type="float" office:value="0.9" calcext:value-type="float">
            <text:p>0,9</text:p>
          </table:table-cell>
          <table:table-cell table:formula="of:=[.H73]" office:value-type="float" office:value="0.00351620022183038" calcext:value-type="float">
            <text:p>0,0035162002</text:p>
          </table:table-cell>
          <table:table-cell table:formula="of:=[.F73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43" calcext:value-type="float">
            <text:p>0,43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table:formula="of:=[.C74]*[.A74]" office:value-type="float" office:value="0.043" calcext:value-type="float">
            <text:p>0,043</text:p>
          </table:table-cell>
          <table:table-cell table:formula="of:=SQRT([.J74]+[.K74])" office:value-type="float" office:value="0.00326441418940673" calcext:value-type="float">
            <text:p>0,0032644142</text:p>
          </table:table-cell>
          <table:table-cell/>
          <table:table-cell table:formula="of:=([.C74]*[.B74])^2" office:value-type="float" office:value="0.0000066564" calcext:value-type="float">
            <text:p>6,6564E-006</text:p>
          </table:table-cell>
          <table:table-cell table:formula="of:=([.D74]*[.A74])^2" office:value-type="float" office:value="0.000004" calcext:value-type="float">
            <text:p>0,000004</text:p>
          </table:table-cell>
          <table:table-cell/>
          <table:table-cell table:formula="of:=[.G74]" office:value-type="float" office:value="0.043" calcext:value-type="float">
            <text:p>0,043</text:p>
          </table:table-cell>
          <table:table-cell table:formula="of:=[.E74]" office:value-type="float" office:value="0.8" calcext:value-type="float">
            <text:p>0,8</text:p>
          </table:table-cell>
          <table:table-cell table:formula="of:=[.H74]" office:value-type="float" office:value="0.00326441418940673" calcext:value-type="float">
            <text:p>0,0032644142</text:p>
          </table:table-cell>
          <table:table-cell table:formula="of:=[.F74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376" calcext:value-type="float">
            <text:p>0,37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  <table:table-cell office:value-type="float" office:value="0.005" calcext:value-type="float">
            <text:p>0,005</text:p>
          </table:table-cell>
          <table:table-cell table:formula="of:=[.C75]*[.A75]" office:value-type="float" office:value="0.0376" calcext:value-type="float">
            <text:p>0,0376</text:p>
          </table:table-cell>
          <table:table-cell table:formula="of:=SQRT([.J75]+[.K75])" office:value-type="float" office:value="0.00301488573581156" calcext:value-type="float">
            <text:p>0,0030148857</text:p>
          </table:table-cell>
          <table:table-cell/>
          <table:table-cell table:formula="of:=([.C75]*[.B75])^2" office:value-type="float" office:value="0.000005089536" calcext:value-type="float">
            <text:p>5,089536E-006</text:p>
          </table:table-cell>
          <table:table-cell table:formula="of:=([.D75]*[.A75])^2" office:value-type="float" office:value="0.000004" calcext:value-type="float">
            <text:p>0,000004</text:p>
          </table:table-cell>
          <table:table-cell/>
          <table:table-cell table:formula="of:=[.G75]" office:value-type="float" office:value="0.0376" calcext:value-type="float">
            <text:p>0,0376</text:p>
          </table:table-cell>
          <table:table-cell table:formula="of:=[.E75]" office:value-type="float" office:value="0.7" calcext:value-type="float">
            <text:p>0,7</text:p>
          </table:table-cell>
          <table:table-cell table:formula="of:=[.H75]" office:value-type="float" office:value="0.00301488573581156" calcext:value-type="float">
            <text:p>0,0030148857</text:p>
          </table:table-cell>
          <table:table-cell table:formula="of:=[.F75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342" calcext:value-type="float">
            <text:p>0,34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005" calcext:value-type="float">
            <text:p>0,005</text:p>
          </table:table-cell>
          <table:table-cell table:formula="of:=[.C76]*[.A76]" office:value-type="float" office:value="0.0342" calcext:value-type="float">
            <text:p>0,0342</text:p>
          </table:table-cell>
          <table:table-cell table:formula="of:=SQRT([.J76]+[.K76])" office:value-type="float" office:value="0.0028654326025925" calcext:value-type="float">
            <text:p>0,0028654326</text:p>
          </table:table-cell>
          <table:table-cell/>
          <table:table-cell table:formula="of:=([.C76]*[.B76])^2" office:value-type="float" office:value="0.000004210704" calcext:value-type="float">
            <text:p>4,210704E-006</text:p>
          </table:table-cell>
          <table:table-cell table:formula="of:=([.D76]*[.A76])^2" office:value-type="float" office:value="0.000004" calcext:value-type="float">
            <text:p>0,000004</text:p>
          </table:table-cell>
          <table:table-cell/>
          <table:table-cell table:formula="of:=[.G76]" office:value-type="float" office:value="0.0342" calcext:value-type="float">
            <text:p>0,0342</text:p>
          </table:table-cell>
          <table:table-cell table:formula="of:=[.E76]" office:value-type="float" office:value="0.6" calcext:value-type="float">
            <text:p>0,6</text:p>
          </table:table-cell>
          <table:table-cell table:formula="of:=[.H76]" office:value-type="float" office:value="0.0028654326025925" calcext:value-type="float">
            <text:p>0,0028654326</text:p>
          </table:table-cell>
          <table:table-cell table:formula="of:=[.F76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266" calcext:value-type="float">
            <text:p>0,26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.005" calcext:value-type="float">
            <text:p>0,005</text:p>
          </table:table-cell>
          <table:table-cell table:formula="of:=[.C77]*[.A77]" office:value-type="float" office:value="0.0266" calcext:value-type="float">
            <text:p>0,0266</text:p>
          </table:table-cell>
          <table:table-cell table:formula="of:=SQRT([.J77]+[.K77])" office:value-type="float" office:value="0.0025587528212002" calcext:value-type="float">
            <text:p>0,0025587528</text:p>
          </table:table-cell>
          <table:table-cell/>
          <table:table-cell table:formula="of:=([.C77]*[.B77])^2" office:value-type="float" office:value="0.000002547216" calcext:value-type="float">
            <text:p>2,547216E-006</text:p>
          </table:table-cell>
          <table:table-cell table:formula="of:=([.D77]*[.A77])^2" office:value-type="float" office:value="0.000004" calcext:value-type="float">
            <text:p>0,000004</text:p>
          </table:table-cell>
          <table:table-cell/>
          <table:table-cell table:formula="of:=[.G77]" office:value-type="float" office:value="0.0266" calcext:value-type="float">
            <text:p>0,0266</text:p>
          </table:table-cell>
          <table:table-cell table:formula="of:=[.E77]" office:value-type="float" office:value="0.5" calcext:value-type="float">
            <text:p>0,5</text:p>
          </table:table-cell>
          <table:table-cell table:formula="of:=[.H77]" office:value-type="float" office:value="0.0025587528212002" calcext:value-type="float">
            <text:p>0,0025587528</text:p>
          </table:table-cell>
          <table:table-cell table:formula="of:=[.F77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206" calcext:value-type="float">
            <text:p>0,20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.005" calcext:value-type="float">
            <text:p>0,005</text:p>
          </table:table-cell>
          <table:table-cell table:formula="of:=[.C78]*[.A78]" office:value-type="float" office:value="0.0206" calcext:value-type="float">
            <text:p>0,0206</text:p>
          </table:table-cell>
          <table:table-cell table:formula="of:=SQRT([.J78]+[.K78])" office:value-type="float" office:value="0.00235110527199443" calcext:value-type="float">
            <text:p>0,0023511053</text:p>
          </table:table-cell>
          <table:table-cell/>
          <table:table-cell table:formula="of:=([.C78]*[.B78])^2" office:value-type="float" office:value="0.000001527696" calcext:value-type="float">
            <text:p>1,527696E-006</text:p>
          </table:table-cell>
          <table:table-cell table:formula="of:=([.D78]*[.A78])^2" office:value-type="float" office:value="0.000004" calcext:value-type="float">
            <text:p>0,000004</text:p>
          </table:table-cell>
          <table:table-cell/>
          <table:table-cell table:formula="of:=[.G78]" office:value-type="float" office:value="0.0206" calcext:value-type="float">
            <text:p>0,0206</text:p>
          </table:table-cell>
          <table:table-cell table:formula="of:=[.E78]" office:value-type="float" office:value="0.4" calcext:value-type="float">
            <text:p>0,4</text:p>
          </table:table-cell>
          <table:table-cell table:formula="of:=[.H78]" office:value-type="float" office:value="0.00235110527199443" calcext:value-type="float">
            <text:p>0,0023511053</text:p>
          </table:table-cell>
          <table:table-cell table:formula="of:=[.F78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152" calcext:value-type="float">
            <text:p>0,15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005" calcext:value-type="float">
            <text:p>0,005</text:p>
          </table:table-cell>
          <table:table-cell table:formula="of:=[.C79]*[.A79]" office:value-type="float" office:value="0.0152" calcext:value-type="float">
            <text:p>0,0152</text:p>
          </table:table-cell>
          <table:table-cell table:formula="of:=SQRT([.J79]+[.K79])" office:value-type="float" office:value="0.00219812283551216" calcext:value-type="float">
            <text:p>0,0021981228</text:p>
          </table:table-cell>
          <table:table-cell/>
          <table:table-cell table:formula="of:=([.C79]*[.B79])^2" office:value-type="float" office:value="0.000000831744" calcext:value-type="float">
            <text:p>8,31744E-007</text:p>
          </table:table-cell>
          <table:table-cell table:formula="of:=([.D79]*[.A79])^2" office:value-type="float" office:value="0.000004" calcext:value-type="float">
            <text:p>0,000004</text:p>
          </table:table-cell>
          <table:table-cell/>
          <table:table-cell table:formula="of:=[.G79]" office:value-type="float" office:value="0.0152" calcext:value-type="float">
            <text:p>0,0152</text:p>
          </table:table-cell>
          <table:table-cell table:formula="of:=[.E79]" office:value-type="float" office:value="0.3" calcext:value-type="float">
            <text:p>0,3</text:p>
          </table:table-cell>
          <table:table-cell table:formula="of:=[.H79]" office:value-type="float" office:value="0.00219812283551216" calcext:value-type="float">
            <text:p>0,0021981228</text:p>
          </table:table-cell>
          <table:table-cell table:formula="of:=[.F79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102" calcext:value-type="float">
            <text:p>0,10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formula="of:=[.C80]*[.A80]" office:value-type="float" office:value="0.0102" calcext:value-type="float">
            <text:p>0,0102</text:p>
          </table:table-cell>
          <table:table-cell table:formula="of:=SQRT([.J80]+[.K80])" office:value-type="float" office:value="0.00209154105864551" calcext:value-type="float">
            <text:p>0,0020915411</text:p>
          </table:table-cell>
          <table:table-cell/>
          <table:table-cell table:formula="of:=([.C80]*[.B80])^2" office:value-type="float" office:value="0.000000374544" calcext:value-type="float">
            <text:p>3,74544E-007</text:p>
          </table:table-cell>
          <table:table-cell table:formula="of:=([.D80]*[.A80])^2" office:value-type="float" office:value="0.000004" calcext:value-type="float">
            <text:p>0,000004</text:p>
          </table:table-cell>
          <table:table-cell/>
          <table:table-cell table:formula="of:=[.G80]" office:value-type="float" office:value="0.0102" calcext:value-type="float">
            <text:p>0,0102</text:p>
          </table:table-cell>
          <table:table-cell table:formula="of:=[.E80]" office:value-type="float" office:value="0.2" calcext:value-type="float">
            <text:p>0,2</text:p>
          </table:table-cell>
          <table:table-cell table:formula="of:=[.H80]" office:value-type="float" office:value="0.00209154105864551" calcext:value-type="float">
            <text:p>0,0020915411</text:p>
          </table:table-cell>
          <table:table-cell table:formula="of:=[.F80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formula="of:=[.C81]*[.A81]" office:value-type="float" office:value="0.0001" calcext:value-type="float">
            <text:p>0,0001</text:p>
          </table:table-cell>
          <table:table-cell table:formula="of:=SQRT([.J81]+[.K81])" office:value-type="float" office:value="0.00200000899997975" calcext:value-type="float">
            <text:p>0,002000009</text:p>
          </table:table-cell>
          <table:table-cell/>
          <table:table-cell table:formula="of:=([.C81]*[.B81])^2" office:value-type="float" office:value="0.000000000036" calcext:value-type="float">
            <text:p>3,6E-011</text:p>
          </table:table-cell>
          <table:table-cell table:formula="of:=([.D81]*[.A81])^2" office:value-type="float" office:value="0.000004" calcext:value-type="float">
            <text:p>0,000004</text:p>
          </table:table-cell>
          <table:table-cell/>
          <table:table-cell table:formula="of:=[.G81]" office:value-type="float" office:value="0.0001" calcext:value-type="float">
            <text:p>0,0001</text:p>
          </table:table-cell>
          <table:table-cell table:formula="of:=[.E81]" office:value-type="float" office:value="0" calcext:value-type="float">
            <text:p>0</text:p>
          </table:table-cell>
          <table:table-cell table:formula="of:=[.H81]" office:value-type="float" office:value="0.00200000899997975" calcext:value-type="float">
            <text:p>0,002000009</text:p>
          </table:table-cell>
          <table:table-cell table:formula="of:=[.F81]" office:value-type="float" office:value="0.005" calcext:value-type="float">
            <text:p>0,005</text:p>
          </table:table-cell>
          <table:table-cell table:number-columns-repeated="19"/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style-name="ce5" office:value-type="string" calcext:value-type="string">
            <text:p>Die Spule fängt bei 0,13 an</text:p>
          </table:table-cell>
          <table:table-cell table:style-name="ce5"/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29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Position 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/>
          <table:table-cell office:value-type="string" calcext:value-type="string">
            <text:p>B-Feld[T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office:value-type="string" calcext:value-type="string">
            <text:p>Hilfsterm 4</text:p>
          </table:table-cell>
          <table:table-cell/>
          <table:table-cell table:style-name="ce4" table:formula="of:=[.A88]" office:value-type="string" office:string-value="Position [m]" calcext:value-type="string">
            <text:p>Position [m]</text:p>
          </table:table-cell>
          <table:table-cell table:style-name="ce4" office:value-type="string" calcext:value-type="string">
            <text:p>B-Feld[T]</text:p>
          </table:table-cell>
          <table:table-cell table:formula="of:=[.F88]" office:value-type="string" office:string-value="Fehler" calcext:value-type="string">
            <text:p>Fehler</text:p>
          </table:table-cell>
          <table:table-cell table:formula="of:=[.F88]" office:value-type="string" office:string-value="Fehler" calcext:value-type="string">
            <text:p>Fehler</text:p>
          </table:table-cell>
          <table:table-cell/>
          <table:table-cell table:style-name="ce4" office:value-type="string" calcext:value-type="string">
            <text:p>B-Feld Formel(1)</text:p>
          </table:table-cell>
          <table:table-cell table:style-name="ce4" office:value-type="string" calcext:value-type="string">
            <text:p>Fehler</text:p>
          </table:table-cell>
          <table:table-cell/>
          <table:table-cell office:value-type="string" calcext:value-type="string">
            <text:p>B-Term 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B-Term 2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table:style-name="ce6" office:value-type="string" calcext:value-type="string">
            <text:p>Hilfsterm 3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table:formula="of:=0.498" office:value-type="float" office:value="0.498" calcext:value-type="float">
            <text:p>0,49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89]*[.$C$86]" office:value-type="float" office:value="0.0498" calcext:value-type="float">
            <text:p>0,0498</text:p>
          </table:table-cell>
          <table:table-cell table:formula="of:=SQRT([.I89]+[.J89])" office:value-type="float" office:value="0.00359557283336049" calcext:value-type="float">
            <text:p>0,0035955728</text:p>
          </table:table-cell>
          <table:table-cell table:number-columns-repeated="2"/>
          <table:table-cell table:formula="of:=([.C89]*[.$D$86])^2" office:value-type="float" office:value="0.000008928144" calcext:value-type="float">
            <text:p>8,928144E-006</text:p>
          </table:table-cell>
          <table:table-cell table:formula="of:=([.$C$86]*[.D89])^2" office:value-type="float" office:value="0.000004" calcext:value-type="float">
            <text:p>0,000004</text:p>
          </table:table-cell>
          <table:table-cell/>
          <table:table-cell table:formula="of:=[.$D$39]*[.E89]*[.$E$86]*(1/[.$A$47])" office:value-type="float" office:value="-0.053763084" calcext:value-type="float">
            <text:p>-0,053763084</text:p>
          </table:table-cell>
          <table:table-cell table:formula="of:=SQRT([.O89]+[.P89]+[.Q89]+[.R89])/400" office:value-type="float" office:value="0.00579142855161057" calcext:value-type="float">
            <text:p>0,0057914286</text:p>
          </table:table-cell>
          <table:table-cell/>
          <table:table-cell table:formula="of:=([.$E$39]*[.$E$86]*[.E89]*(1/[.$A$47]))^2" office:value-type="float" office:value="5.36636523434353" calcext:value-type="float">
            <text:p>5,3663652343</text:p>
          </table:table-cell>
          <table:table-cell table:formula="of:=([.$F$86]*[.E89]*[.$D$39]*(1/[.$A$34]))^2" office:value-type="float" office:value="0.00000722617300297764" calcext:value-type="float">
            <text:p>7,22617300297764E-006</text:p>
          </table:table-cell>
          <table:table-cell table:formula="of:=([.$E$86]*[.F89]*[.$D$39]*(1/[.$A$34]))^2" office:value-type="float" office:value="0.0000150676610298878" calcext:value-type="float">
            <text:p>1,50676610298878E-005</text:p>
          </table:table-cell>
          <table:table-cell table:formula="of:=([.E89]*[.$E$86]*[.$D$39]*(1/[.$A$47]^2)*[.$B$47])^2" office:value-type="float" office:value="0.000115618768047642" calcext:value-type="float">
            <text:p>0,0001156188</text:p>
          </table:table-cell>
          <table:table-cell/>
          <table:table-cell table:style-name="ce4" table:formula="of:=[.A89]-(([.$C$13]/2)+0.03)" office:value-type="float" office:value="0.0887" calcext:value-type="float">
            <text:p>0,0887</text:p>
          </table:table-cell>
          <table:table-cell table:style-name="ce4" table:formula="of:=[.L89]" office:value-type="float" office:value="-0.053763084" calcext:value-type="float">
            <text:p>-0,053763084</text:p>
          </table:table-cell>
          <table:table-cell table:formula="of:=[.B89]" office:value-type="float" office:value="0.01" calcext:value-type="float">
            <text:p>0,01</text:p>
          </table:table-cell>
          <table:table-cell table:formula="of:=[.M89]" office:value-type="float" office:value="0.00579142855161057" calcext:value-type="float">
            <text:p>0,0057914286</text:p>
          </table:table-cell>
          <table:table-cell/>
          <table:table-cell table:style-name="ce4" table:formula="of:=0.5*[.$D$11]*[.$A$86]*[.$A$11]*(COS(RADIANS([.AB89]))-COS(RADIANS([.AD89])))" office:value-type="float" office:value="0.0141172811497341" calcext:value-type="float">
            <text:p>0,0141172811</text:p>
          </table:table-cell>
          <table:table-cell table:style-name="ce4" table:formula="of:=SQRT([.AG89]+[.AH89]+[.AI89])" office:value-type="float" office:value="0.0808799730364812" calcext:value-type="float">
            <text:p>0,080879973</text:p>
          </table:table-cell>
          <table:table-cell/>
          <table:table-cell table:formula="of:=DEGREES(ATAN(([.$A$13]/2)/[.T89]))" office:value-type="float" office:value="30.2122383171723" calcext:value-type="float">
            <text:p>30,2122383172</text:p>
          </table:table-cell>
          <table:table-cell table:formula="of:=SQRT(([.$B$89]*[.$A$13])/(([.T89]^2+1))+(([.$B$13])/(([.$A$13]^2+1)*[.T89])))" office:value-type="float" office:value="0.110362404424281" calcext:value-type="float">
            <text:p>0,1103624044</text:p>
          </table:table-cell>
          <table:table-cell table:formula="of:=180-[.AB89]" office:value-type="float" office:value="149.787761682828" calcext:value-type="float">
            <text:p>149,7877616828</text:p>
          </table:table-cell>
          <table:table-cell table:formula="of:=[.AC89]" office:value-type="float" office:value="0.110362404424281" calcext:value-type="float">
            <text:p>0,1103624044</text:p>
          </table:table-cell>
          <table:table-cell/>
          <table:table-cell table:formula="of:=((COS(RADIANS([.AB89]))-COS(RADIANS([.AD89])))*[.$B$86])^2" office:value-type="float" office:value="0.0000746785187575712" calcext:value-type="float">
            <text:p>7,46785187575712E-005</text:p>
          </table:table-cell>
          <table:table-cell table:formula="of:=(SIN(RADIANS([.AB89])*[.AC89])^2)" office:value-type="float" office:value="0.00338277047579551" calcext:value-type="float">
            <text:p>0,0033827705</text:p>
          </table:table-cell>
          <table:table-cell table:formula="of:=(SIN(RADIANS([.AD89]))*[.AE89])^2" office:value-type="float" office:value="0.00308412104382883" calcext:value-type="float">
            <text:p>0,003084121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table:formula="of:=0.484" office:value-type="float" office:value="0.484" calcext:value-type="float">
            <text:p>0,48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0]*[.$C$86]" office:value-type="float" office:value="0.0484" calcext:value-type="float">
            <text:p>0,0484</text:p>
          </table:table-cell>
          <table:table-cell table:formula="of:=SQRT([.I90]+[.J90])" office:value-type="float" office:value="0.00352607657319009" calcext:value-type="float">
            <text:p>0,0035260766</text:p>
          </table:table-cell>
          <table:table-cell table:number-columns-repeated="2"/>
          <table:table-cell table:formula="of:=([.C90]*[.$D$86])^2" office:value-type="float" office:value="0.000008433216" calcext:value-type="float">
            <text:p>8,433216E-006</text:p>
          </table:table-cell>
          <table:table-cell table:formula="of:=([.$C$86]*[.D90])^2" office:value-type="float" office:value="0.000004" calcext:value-type="float">
            <text:p>0,000004</text:p>
          </table:table-cell>
          <table:table-cell/>
          <table:table-cell table:formula="of:=[.$D$39]*[.E90]*[.$E$86]*(1/[.$A$47])" office:value-type="float" office:value="-0.052251672" calcext:value-type="float">
            <text:p>-0,052251672</text:p>
          </table:table-cell>
          <table:table-cell table:formula="of:=SQRT([.O90]+[.P90]+[.Q90]+[.R90])/400" office:value-type="float" office:value="0.00562861745067023" calcext:value-type="float">
            <text:p>0,0056286175</text:p>
          </table:table-cell>
          <table:table-cell/>
          <table:table-cell table:formula="of:=([.$E$39]*[.$E$86]*[.E90]*(1/[.$A$47]))^2" office:value-type="float" office:value="5.06888297905025" calcext:value-type="float">
            <text:p>5,0688829791</text:p>
          </table:table-cell>
          <table:table-cell table:formula="of:=([.$F$86]*[.E90]*[.$D$39]*(1/[.$A$34]))^2" office:value-type="float" office:value="0.00000682559306698896" calcext:value-type="float">
            <text:p>6,82559306698896E-006</text:p>
          </table:table-cell>
          <table:table-cell table:formula="of:=([.$E$86]*[.F90]*[.$D$39]*(1/[.$A$34]))^2" office:value-type="float" office:value="0.0000144908259220641" calcext:value-type="float">
            <text:p>1,44908259220641E-005</text:p>
          </table:table-cell>
          <table:table-cell table:formula="of:=([.E90]*[.$E$86]*[.$D$39]*(1/[.$A$47]^2)*[.$B$47])^2" office:value-type="float" office:value="0.000109209489071823" calcext:value-type="float">
            <text:p>0,0001092095</text:p>
          </table:table-cell>
          <table:table-cell/>
          <table:table-cell table:style-name="ce4" table:formula="of:=[.A90]-(([.$C$13]/2)+0.03)" office:value-type="float" office:value="0.0787" calcext:value-type="float">
            <text:p>0,0787</text:p>
          </table:table-cell>
          <table:table-cell table:style-name="ce4" table:formula="of:=[.L90]" office:value-type="float" office:value="-0.052251672" calcext:value-type="float">
            <text:p>-0,052251672</text:p>
          </table:table-cell>
          <table:table-cell table:formula="of:=[.B90]" office:value-type="float" office:value="0.01" calcext:value-type="float">
            <text:p>0,01</text:p>
          </table:table-cell>
          <table:table-cell table:formula="of:=[.M90]" office:value-type="float" office:value="0.00562861745067023" calcext:value-type="float">
            <text:p>0,0056286175</text:p>
          </table:table-cell>
          <table:table-cell/>
          <table:table-cell table:style-name="ce4" table:formula="of:=0.5*[.$D$11]*[.$A$86]*[.$A$11]*(COS(RADIANS([.AB90]))-COS(RADIANS([.AD90])))" office:value-type="float" office:value="0.0136576655013313" calcext:value-type="float">
            <text:p>0,0136576655</text:p>
          </table:table-cell>
          <table:table-cell table:style-name="ce4" table:formula="of:=SQRT([.AG90]+[.AH90]+[.AI90])" office:value-type="float" office:value="0.0935088966832675" calcext:value-type="float">
            <text:p>0,0935088967</text:p>
          </table:table-cell>
          <table:table-cell/>
          <table:table-cell table:formula="of:=DEGREES(ATAN(([.$A$13]/2)/[.T90]))" office:value-type="float" office:value="33.2764781870108" calcext:value-type="float">
            <text:p>33,276478187</text:p>
          </table:table-cell>
          <table:table-cell table:formula="of:=SQRT(([.$B$89]*[.$A$13])/(([.T90]^2+1))+(([.$B$13])/(([.$A$13]^2+1)*[.T90])))" office:value-type="float" office:value="0.116614594872335" calcext:value-type="float">
            <text:p>0,1166145949</text:p>
          </table:table-cell>
          <table:table-cell table:formula="of:=180-[.AB90]" office:value-type="float" office:value="146.723521812989" calcext:value-type="float">
            <text:p>146,723521813</text:p>
          </table:table-cell>
          <table:table-cell table:formula="of:=[.AC90]" office:value-type="float" office:value="0.116614594872335" calcext:value-type="float">
            <text:p>0,1166145949</text:p>
          </table:table-cell>
          <table:table-cell/>
          <table:table-cell table:formula="of:=((COS(RADIANS([.AB90]))-COS(RADIANS([.AD90])))*[.$B$86])^2" office:value-type="float" office:value="0.0000698950646976428" calcext:value-type="float">
            <text:p>6,98950646976428E-005</text:p>
          </table:table-cell>
          <table:table-cell table:formula="of:=(SIN(RADIANS([.AB90])*[.AC90])^2)" office:value-type="float" office:value="0.00458005945933755" calcext:value-type="float">
            <text:p>0,0045800595</text:p>
          </table:table-cell>
          <table:table-cell table:formula="of:=(SIN(RADIANS([.AD90]))*[.AE90])^2" office:value-type="float" office:value="0.0040939592348868" calcext:value-type="float">
            <text:p>0,0040939592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table:formula="of:=0.466" office:value-type="float" office:value="0.466" calcext:value-type="float">
            <text:p>0,46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1]*[.$C$86]" office:value-type="float" office:value="0.0466" calcext:value-type="float">
            <text:p>0,0466</text:p>
          </table:table-cell>
          <table:table-cell table:formula="of:=SQRT([.I91]+[.J91])" office:value-type="float" office:value="0.00343767595913286" calcext:value-type="float">
            <text:p>0,003437676</text:p>
          </table:table-cell>
          <table:table-cell table:number-columns-repeated="2"/>
          <table:table-cell table:formula="of:=([.C91]*[.$D$86])^2" office:value-type="float" office:value="0.000007817616" calcext:value-type="float">
            <text:p>7,817616E-006</text:p>
          </table:table-cell>
          <table:table-cell table:formula="of:=([.$C$86]*[.D91])^2" office:value-type="float" office:value="0.000004" calcext:value-type="float">
            <text:p>0,000004</text:p>
          </table:table-cell>
          <table:table-cell/>
          <table:table-cell table:formula="of:=[.$D$39]*[.E91]*[.$E$86]*(1/[.$A$47])" office:value-type="float" office:value="-0.050308428" calcext:value-type="float">
            <text:p>-0,050308428</text:p>
          </table:table-cell>
          <table:table-cell table:formula="of:=SQRT([.O91]+[.P91]+[.Q91]+[.R91])/400" office:value-type="float" office:value="0.00541928889874265" calcext:value-type="float">
            <text:p>0,0054192889</text:p>
          </table:table-cell>
          <table:table-cell/>
          <table:table-cell table:formula="of:=([.$E$39]*[.$E$86]*[.E91]*(1/[.$A$47]))^2" office:value-type="float" office:value="4.69886940867528" calcext:value-type="float">
            <text:p>4,6988694087</text:p>
          </table:table-cell>
          <table:table-cell table:formula="of:=([.$F$86]*[.E91]*[.$D$39]*(1/[.$A$34]))^2" office:value-type="float" office:value="0.00000632734481957796" calcext:value-type="float">
            <text:p>6,32734481957796E-006</text:p>
          </table:table-cell>
          <table:table-cell table:formula="of:=([.$E$86]*[.F91]*[.$D$39]*(1/[.$A$34]))^2" office:value-type="float" office:value="0.0000137733484457923" calcext:value-type="float">
            <text:p>1,37733484457923E-005</text:p>
          </table:table-cell>
          <table:table-cell table:formula="of:=([.E91]*[.$E$86]*[.$D$39]*(1/[.$A$47]^2)*[.$B$47])^2" office:value-type="float" office:value="0.000101237517113247" calcext:value-type="float">
            <text:p>0,0001012375</text:p>
          </table:table-cell>
          <table:table-cell/>
          <table:table-cell table:style-name="ce4" table:formula="of:=[.A91]-(([.$C$13]/2)+0.03)" office:value-type="float" office:value="0.0687" calcext:value-type="float">
            <text:p>0,0687</text:p>
          </table:table-cell>
          <table:table-cell table:style-name="ce4" table:formula="of:=[.L91]" office:value-type="float" office:value="-0.050308428" calcext:value-type="float">
            <text:p>-0,050308428</text:p>
          </table:table-cell>
          <table:table-cell table:formula="of:=[.B91]" office:value-type="float" office:value="0.01" calcext:value-type="float">
            <text:p>0,01</text:p>
          </table:table-cell>
          <table:table-cell table:formula="of:=[.M91]" office:value-type="float" office:value="0.00541928889874265" calcext:value-type="float">
            <text:p>0,0054192889</text:p>
          </table:table-cell>
          <table:table-cell/>
          <table:table-cell table:style-name="ce4" table:formula="of:=0.5*[.$D$11]*[.$A$86]*[.$A$11]*(COS(RADIANS([.AB91]))-COS(RADIANS([.AD91])))" office:value-type="float" office:value="0.0130576125646474" calcext:value-type="float">
            <text:p>0,0130576126</text:p>
          </table:table-cell>
          <table:table-cell table:style-name="ce4" table:formula="of:=SQRT([.AG91]+[.AH91]+[.AI91])" office:value-type="float" office:value="0.109705118833342" calcext:value-type="float">
            <text:p>0,1097051188</text:p>
          </table:table-cell>
          <table:table-cell/>
          <table:table-cell table:formula="of:=DEGREES(ATAN(([.$A$13]/2)/[.T91]))" office:value-type="float" office:value="36.9365593720339" calcext:value-type="float">
            <text:p>36,936559372</text:p>
          </table:table-cell>
          <table:table-cell table:formula="of:=SQRT(([.$B$89]*[.$A$13])/(([.T91]^2+1))+(([.$B$13])/(([.$A$13]^2+1)*[.T91])))" office:value-type="float" office:value="0.124219572836433" calcext:value-type="float">
            <text:p>0,1242195728</text:p>
          </table:table-cell>
          <table:table-cell table:formula="of:=180-[.AB91]" office:value-type="float" office:value="143.063440627966" calcext:value-type="float">
            <text:p>143,063440628</text:p>
          </table:table-cell>
          <table:table-cell table:formula="of:=[.AC91]" office:value-type="float" office:value="0.124219572836433" calcext:value-type="float">
            <text:p>0,1242195728</text:p>
          </table:table-cell>
          <table:table-cell/>
          <table:table-cell table:formula="of:=((COS(RADIANS([.AB91]))-COS(RADIANS([.AD91])))*[.$B$86])^2" office:value-type="float" office:value="0.0000638882694042061" calcext:value-type="float">
            <text:p>6,38882694042061E-005</text:p>
          </table:table-cell>
          <table:table-cell table:formula="of:=(SIN(RADIANS([.AB91])*[.AC91])^2)" office:value-type="float" office:value="0.00639910341746714" calcext:value-type="float">
            <text:p>0,0063991034</text:p>
          </table:table-cell>
          <table:table-cell table:formula="of:=(SIN(RADIANS([.AD91]))*[.AE91])^2" office:value-type="float" office:value="0.00557222141136627" calcext:value-type="float">
            <text:p>0,0055722214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table:formula="of:=0.448" office:value-type="float" office:value="0.448" calcext:value-type="float">
            <text:p>0,44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2]*[.$C$86]" office:value-type="float" office:value="0.0448" calcext:value-type="float">
            <text:p>0,0448</text:p>
          </table:table-cell>
          <table:table-cell table:formula="of:=SQRT([.I92]+[.J92])" office:value-type="float" office:value="0.00335042445072262" calcext:value-type="float">
            <text:p>0,0033504245</text:p>
          </table:table-cell>
          <table:table-cell table:number-columns-repeated="2"/>
          <table:table-cell table:formula="of:=([.C92]*[.$D$86])^2" office:value-type="float" office:value="0.000007225344" calcext:value-type="float">
            <text:p>7,225344E-006</text:p>
          </table:table-cell>
          <table:table-cell table:formula="of:=([.$C$86]*[.D92])^2" office:value-type="float" office:value="0.000004" calcext:value-type="float">
            <text:p>0,000004</text:p>
          </table:table-cell>
          <table:table-cell/>
          <table:table-cell table:formula="of:=[.$D$39]*[.E92]*[.$E$86]*(1/[.$A$47])" office:value-type="float" office:value="-0.048365184" calcext:value-type="float">
            <text:p>-0,048365184</text:p>
          </table:table-cell>
          <table:table-cell table:formula="of:=SQRT([.O92]+[.P92]+[.Q92]+[.R92])/400" office:value-type="float" office:value="0.00520996035484902" calcext:value-type="float">
            <text:p>0,0052099604</text:p>
          </table:table-cell>
          <table:table-cell/>
          <table:table-cell table:formula="of:=([.$E$39]*[.$E$86]*[.E92]*(1/[.$A$47]))^2" office:value-type="float" office:value="4.34287740517768" calcext:value-type="float">
            <text:p>4,3428774052</text:p>
          </table:table-cell>
          <table:table-cell table:formula="of:=([.$F$86]*[.E92]*[.$D$39]*(1/[.$A$34]))^2" office:value-type="float" office:value="0.00000584797755838464" calcext:value-type="float">
            <text:p>0,000005848</text:p>
          </table:table-cell>
          <table:table-cell table:formula="of:=([.$E$86]*[.F92]*[.$D$39]*(1/[.$A$34]))^2" office:value-type="float" office:value="0.0000130830595896739" calcext:value-type="float">
            <text:p>1,30830595896739E-005</text:p>
          </table:table-cell>
          <table:table-cell table:formula="of:=([.E92]*[.$E$86]*[.$D$39]*(1/[.$A$47]^2)*[.$B$47])^2" office:value-type="float" office:value="0.0000935676409341543" calcext:value-type="float">
            <text:p>9,35676409341543E-005</text:p>
          </table:table-cell>
          <table:table-cell/>
          <table:table-cell table:style-name="ce4" table:formula="of:=[.A92]-(([.$C$13]/2)+0.03)" office:value-type="float" office:value="0.0587" calcext:value-type="float">
            <text:p>0,0587</text:p>
          </table:table-cell>
          <table:table-cell table:style-name="ce4" table:formula="of:=[.L92]" office:value-type="float" office:value="-0.048365184" calcext:value-type="float">
            <text:p>-0,048365184</text:p>
          </table:table-cell>
          <table:table-cell table:formula="of:=[.B92]" office:value-type="float" office:value="0.01" calcext:value-type="float">
            <text:p>0,01</text:p>
          </table:table-cell>
          <table:table-cell table:formula="of:=[.M92]" office:value-type="float" office:value="0.00520996035484902" calcext:value-type="float">
            <text:p>0,0052099604</text:p>
          </table:table-cell>
          <table:table-cell/>
          <table:table-cell table:style-name="ce4" table:formula="of:=0.5*[.$D$11]*[.$A$86]*[.$A$11]*(COS(RADIANS([.AB92]))-COS(RADIANS([.AD92])))" office:value-type="float" office:value="0.0122644892602738" calcext:value-type="float">
            <text:p>0,0122644893</text:p>
          </table:table-cell>
          <table:table-cell table:style-name="ce4" table:formula="of:=SQRT([.AG92]+[.AH92]+[.AI92])" office:value-type="float" office:value="0.130939350351904" calcext:value-type="float">
            <text:p>0,1309393504</text:p>
          </table:table-cell>
          <table:table-cell/>
          <table:table-cell table:formula="of:=DEGREES(ATAN(([.$A$13]/2)/[.T92]))" office:value-type="float" office:value="41.3444765180586" calcext:value-type="float">
            <text:p>41,3444765181</text:p>
          </table:table-cell>
          <table:table-cell table:formula="of:=SQRT(([.$B$89]*[.$A$13])/(([.T92]^2+1))+(([.$B$13])/(([.$A$13]^2+1)*[.T92])))" office:value-type="float" office:value="0.133736159720176" calcext:value-type="float">
            <text:p>0,1337361597</text:p>
          </table:table-cell>
          <table:table-cell table:formula="of:=180-[.AB92]" office:value-type="float" office:value="138.655523481941" calcext:value-type="float">
            <text:p>138,6555234819</text:p>
          </table:table-cell>
          <table:table-cell table:formula="of:=[.AC92]" office:value-type="float" office:value="0.133736159720176" calcext:value-type="float">
            <text:p>0,1337361597</text:p>
          </table:table-cell>
          <table:table-cell/>
          <table:table-cell table:formula="of:=((COS(RADIANS([.AB92]))-COS(RADIANS([.AD92])))*[.$B$86])^2" office:value-type="float" office:value="0.0000563627924665643" calcext:value-type="float">
            <text:p>5,63627924665643E-005</text:p>
          </table:table-cell>
          <table:table-cell table:formula="of:=(SIN(RADIANS([.AB92])*[.AC92])^2)" office:value-type="float" office:value="0.00928407883497362" calcext:value-type="float">
            <text:p>0,0092840788</text:p>
          </table:table-cell>
          <table:table-cell table:formula="of:=(SIN(RADIANS([.AD92]))*[.AE92])^2" office:value-type="float" office:value="0.00780467184313849" calcext:value-type="float">
            <text:p>0,0078046718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table:formula="of:=0.422" office:value-type="float" office:value="0.422" calcext:value-type="float">
            <text:p>0,42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3]*[.$C$86]" office:value-type="float" office:value="0.0422" calcext:value-type="float">
            <text:p>0,0422</text:p>
          </table:table-cell>
          <table:table-cell table:formula="of:=SQRT([.I93]+[.J93])" office:value-type="float" office:value="0.00322661184526432" calcext:value-type="float">
            <text:p>0,0032266118</text:p>
          </table:table-cell>
          <table:table-cell table:number-columns-repeated="2"/>
          <table:table-cell table:formula="of:=([.C93]*[.$D$86])^2" office:value-type="float" office:value="0.000006411024" calcext:value-type="float">
            <text:p>0,000006411</text:p>
          </table:table-cell>
          <table:table-cell table:formula="of:=([.$C$86]*[.D93])^2" office:value-type="float" office:value="0.000004" calcext:value-type="float">
            <text:p>0,000004</text:p>
          </table:table-cell>
          <table:table-cell/>
          <table:table-cell table:formula="of:=[.$D$39]*[.E93]*[.$E$86]*(1/[.$A$47])" office:value-type="float" office:value="-0.045558276" calcext:value-type="float">
            <text:p>-0,045558276</text:p>
          </table:table-cell>
          <table:table-cell table:formula="of:=SQRT([.O93]+[.P93]+[.Q93]+[.R93])/400" office:value-type="float" office:value="0.00490759691882539" calcext:value-type="float">
            <text:p>0,0049075969</text:p>
          </table:table-cell>
          <table:table-cell/>
          <table:table-cell table:formula="of:=([.$E$39]*[.$E$86]*[.E93]*(1/[.$A$47]))^2" office:value-type="float" office:value="3.85342085769921" calcext:value-type="float">
            <text:p>3,8534208577</text:p>
          </table:table-cell>
          <table:table-cell table:formula="of:=([.$F$86]*[.E93]*[.$D$39]*(1/[.$A$34]))^2" office:value-type="float" office:value="0.00000518889128023044" calcext:value-type="float">
            <text:p>5,18889128023044E-006</text:p>
          </table:table-cell>
          <table:table-cell table:formula="of:=([.$E$86]*[.F93]*[.$D$39]*(1/[.$A$34]))^2" office:value-type="float" office:value="0.0000121339753491318" calcext:value-type="float">
            <text:p>0,000012134</text:p>
          </table:table-cell>
          <table:table-cell table:formula="of:=([.E93]*[.$E$86]*[.$D$39]*(1/[.$A$47]^2)*[.$B$47])^2" office:value-type="float" office:value="0.0000830222604836871" calcext:value-type="float">
            <text:p>8,30222604836871E-005</text:p>
          </table:table-cell>
          <table:table-cell/>
          <table:table-cell table:style-name="ce4" table:formula="of:=[.A93]-(([.$C$13]/2)+0.03)" office:value-type="float" office:value="0.0487" calcext:value-type="float">
            <text:p>0,0487</text:p>
          </table:table-cell>
          <table:table-cell table:style-name="ce4" table:formula="of:=[.L93]" office:value-type="float" office:value="-0.045558276" calcext:value-type="float">
            <text:p>-0,045558276</text:p>
          </table:table-cell>
          <table:table-cell table:formula="of:=[.B93]" office:value-type="float" office:value="0.01" calcext:value-type="float">
            <text:p>0,01</text:p>
          </table:table-cell>
          <table:table-cell table:formula="of:=[.M93]" office:value-type="float" office:value="0.00490759691882539" calcext:value-type="float">
            <text:p>0,0049075969</text:p>
          </table:table-cell>
          <table:table-cell/>
          <table:table-cell table:style-name="ce4" table:formula="of:=0.5*[.$D$11]*[.$A$86]*[.$A$11]*(COS(RADIANS([.AB93]))-COS(RADIANS([.AD93])))" office:value-type="float" office:value="0.0112070735744381" calcext:value-type="float">
            <text:p>0,0112070736</text:p>
          </table:table-cell>
          <table:table-cell table:style-name="ce4" table:formula="of:=SQRT([.AG93]+[.AH93]+[.AI93])" office:value-type="float" office:value="0.159540869635022" calcext:value-type="float">
            <text:p>0,1595408696</text:p>
          </table:table-cell>
          <table:table-cell/>
          <table:table-cell table:formula="of:=DEGREES(ATAN(([.$A$13]/2)/[.T93]))" office:value-type="float" office:value="46.6838453970138" calcext:value-type="float">
            <text:p>46,683845397</text:p>
          </table:table-cell>
          <table:table-cell table:formula="of:=SQRT(([.$B$89]*[.$A$13])/(([.T93]^2+1))+(([.$B$13])/(([.$A$13]^2+1)*[.T93])))" office:value-type="float" office:value="0.146108300322623" calcext:value-type="float">
            <text:p>0,1461083003</text:p>
          </table:table-cell>
          <table:table-cell table:formula="of:=180-[.AB93]" office:value-type="float" office:value="133.316154602986" calcext:value-type="float">
            <text:p>133,316154603</text:p>
          </table:table-cell>
          <table:table-cell table:formula="of:=[.AC93]" office:value-type="float" office:value="0.146108300322623" calcext:value-type="float">
            <text:p>0,1461083003</text:p>
          </table:table-cell>
          <table:table-cell/>
          <table:table-cell table:formula="of:=((COS(RADIANS([.AB93]))-COS(RADIANS([.AD93])))*[.$B$86])^2" office:value-type="float" office:value="0.0000470628272640908" calcext:value-type="float">
            <text:p>4,70628272640908E-005</text:p>
          </table:table-cell>
          <table:table-cell table:formula="of:=(SIN(RADIANS([.AB93])*[.AC93])^2)" office:value-type="float" office:value="0.0141053916176416" calcext:value-type="float">
            <text:p>0,0141053916</text:p>
          </table:table-cell>
          <table:table-cell table:formula="of:=(SIN(RADIANS([.AD93]))*[.AE93])^2" office:value-type="float" office:value="0.0113008346389934" calcext:value-type="float">
            <text:p>0,011300834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formula="of:=0.402" office:value-type="float" office:value="0.402" calcext:value-type="float">
            <text:p>0,40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4]*[.$C$86]" office:value-type="float" office:value="0.0402" calcext:value-type="float">
            <text:p>0,0402</text:p>
          </table:table-cell>
          <table:table-cell table:formula="of:=SQRT([.I94]+[.J94])" office:value-type="float" office:value="0.00313332794325778" calcext:value-type="float">
            <text:p>0,0031333279</text:p>
          </table:table-cell>
          <table:table-cell table:number-columns-repeated="2"/>
          <table:table-cell table:formula="of:=([.C94]*[.$D$86])^2" office:value-type="float" office:value="0.000005817744" calcext:value-type="float">
            <text:p>5,817744E-006</text:p>
          </table:table-cell>
          <table:table-cell table:formula="of:=([.$C$86]*[.D94])^2" office:value-type="float" office:value="0.000004" calcext:value-type="float">
            <text:p>0,000004</text:p>
          </table:table-cell>
          <table:table-cell/>
          <table:table-cell table:formula="of:=[.$D$39]*[.E94]*[.$E$86]*(1/[.$A$47])" office:value-type="float" office:value="-0.043399116" calcext:value-type="float">
            <text:p>-0,043399116</text:p>
          </table:table-cell>
          <table:table-cell table:formula="of:=SQRT([.O94]+[.P94]+[.Q94]+[.R94])/400" office:value-type="float" office:value="0.00467500967551039" calcext:value-type="float">
            <text:p>0,0046750097</text:p>
          </table:table-cell>
          <table:table-cell/>
          <table:table-cell table:formula="of:=([.$E$39]*[.$E$86]*[.E94]*(1/[.$A$47]))^2" office:value-type="float" office:value="3.49682298402789" calcext:value-type="float">
            <text:p>3,496822984</text:p>
          </table:table-cell>
          <table:table-cell table:formula="of:=([.$F$86]*[.E94]*[.$D$39]*(1/[.$A$34]))^2" office:value-type="float" office:value="0.00000470870817395364" calcext:value-type="float">
            <text:p>4,70870817395364E-006</text:p>
          </table:table-cell>
          <table:table-cell table:formula="of:=([.$E$86]*[.F94]*[.$D$39]*(1/[.$A$34]))^2" office:value-type="float" office:value="0.0000114425116760932" calcext:value-type="float">
            <text:p>1,14425116760932E-005</text:p>
          </table:table-cell>
          <table:table-cell table:formula="of:=([.E94]*[.$E$86]*[.$D$39]*(1/[.$A$47]^2)*[.$B$47])^2" office:value-type="float" office:value="0.0000753393307832583" calcext:value-type="float">
            <text:p>7,53393307832583E-005</text:p>
          </table:table-cell>
          <table:table-cell/>
          <table:table-cell table:style-name="ce4" table:formula="of:=[.A94]-(([.$C$13]/2)+0.03)" office:value-type="float" office:value="0.0387" calcext:value-type="float">
            <text:p>0,0387</text:p>
          </table:table-cell>
          <table:table-cell table:style-name="ce4" table:formula="of:=[.L94]" office:value-type="float" office:value="-0.043399116" calcext:value-type="float">
            <text:p>-0,043399116</text:p>
          </table:table-cell>
          <table:table-cell table:formula="of:=[.B94]" office:value-type="float" office:value="0.01" calcext:value-type="float">
            <text:p>0,01</text:p>
          </table:table-cell>
          <table:table-cell table:formula="of:=[.M94]" office:value-type="float" office:value="0.00467500967551039" calcext:value-type="float">
            <text:p>0,0046750097</text:p>
          </table:table-cell>
          <table:table-cell/>
          <table:table-cell table:style-name="ce4" table:formula="of:=0.5*[.$D$11]*[.$A$86]*[.$A$11]*(COS(RADIANS([.AB94]))-COS(RADIANS([.AD94])))" office:value-type="float" office:value="0.00979569317153168" calcext:value-type="float">
            <text:p>0,0097956932</text:p>
          </table:table-cell>
          <table:table-cell table:style-name="ce4" table:formula="of:=SQRT([.AG94]+[.AH94]+[.AI94])" office:value-type="float" office:value="0.199476631939056" calcext:value-type="float">
            <text:p>0,1994766319</text:p>
          </table:table-cell>
          <table:table-cell/>
          <table:table-cell table:formula="of:=DEGREES(ATAN(([.$A$13]/2)/[.T94]))" office:value-type="float" office:value="53.1567350356186" calcext:value-type="float">
            <text:p>53,1567350356</text:p>
          </table:table-cell>
          <table:table-cell table:formula="of:=SQRT(([.$B$89]*[.$A$13])/(([.T94]^2+1))+(([.$B$13])/(([.$A$13]^2+1)*[.T94])))" office:value-type="float" office:value="0.163090239275397" calcext:value-type="float">
            <text:p>0,1630902393</text:p>
          </table:table-cell>
          <table:table-cell table:formula="of:=180-[.AB94]" office:value-type="float" office:value="126.843264964381" calcext:value-type="float">
            <text:p>126,8432649644</text:p>
          </table:table-cell>
          <table:table-cell table:formula="of:=[.AC94]" office:value-type="float" office:value="0.163090239275397" calcext:value-type="float">
            <text:p>0,1630902393</text:p>
          </table:table-cell>
          <table:table-cell/>
          <table:table-cell table:formula="of:=((COS(RADIANS([.AB94]))-COS(RADIANS([.AD94])))*[.$B$86])^2" office:value-type="float" office:value="0.0000359553825701536" calcext:value-type="float">
            <text:p>3,59553825701536E-005</text:p>
          </table:table-cell>
          <table:table-cell table:formula="of:=(SIN(RADIANS([.AB94])*[.AC94])^2)" office:value-type="float" office:value="0.0227201110390332" calcext:value-type="float">
            <text:p>0,022720111</text:p>
          </table:table-cell>
          <table:table-cell table:formula="of:=(SIN(RADIANS([.AD94]))*[.AE94])^2" office:value-type="float" office:value="0.0170348602681464" calcext:value-type="float">
            <text:p>0,0170348603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formula="of:=0.386" office:value-type="float" office:value="0.386" calcext:value-type="float">
            <text:p>0,38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5]*[.$C$86]" office:value-type="float" office:value="0.0386" calcext:value-type="float">
            <text:p>0,0386</text:p>
          </table:table-cell>
          <table:table-cell table:formula="of:=SQRT([.I95]+[.J95])" office:value-type="float" office:value="0.00306004182977946" calcext:value-type="float">
            <text:p>0,0030600418</text:p>
          </table:table-cell>
          <table:table-cell table:number-columns-repeated="2"/>
          <table:table-cell table:formula="of:=([.C95]*[.$D$86])^2" office:value-type="float" office:value="0.000005363856" calcext:value-type="float">
            <text:p>5,363856E-006</text:p>
          </table:table-cell>
          <table:table-cell table:formula="of:=([.$C$86]*[.D95])^2" office:value-type="float" office:value="0.000004" calcext:value-type="float">
            <text:p>0,000004</text:p>
          </table:table-cell>
          <table:table-cell/>
          <table:table-cell table:formula="of:=[.$D$39]*[.E95]*[.$E$86]*(1/[.$A$47])" office:value-type="float" office:value="-0.041671788" calcext:value-type="float">
            <text:p>-0,041671788</text:p>
          </table:table-cell>
          <table:table-cell table:formula="of:=SQRT([.O95]+[.P95]+[.Q95]+[.R95])/400" office:value-type="float" office:value="0.00448893989187782" calcext:value-type="float">
            <text:p>0,0044889399</text:p>
          </table:table-cell>
          <table:table-cell/>
          <table:table-cell table:formula="of:=([.$E$39]*[.$E$86]*[.E95]*(1/[.$A$47]))^2" office:value-type="float" office:value="3.22400830009294" calcext:value-type="float">
            <text:p>3,2240083001</text:p>
          </table:table-cell>
          <table:table-cell table:formula="of:=([.$F$86]*[.E95]*[.$D$39]*(1/[.$A$34]))^2" office:value-type="float" office:value="0.00000434134478779236" calcext:value-type="float">
            <text:p>4,34134478779236E-006</text:p>
          </table:table-cell>
          <table:table-cell table:formula="of:=([.$E$86]*[.F95]*[.$D$39]*(1/[.$A$34]))^2" office:value-type="float" office:value="0.000010913508400021" calcext:value-type="float">
            <text:p>1,0913508400021E-005</text:p>
          </table:table-cell>
          <table:table-cell table:formula="of:=([.E95]*[.$E$86]*[.$D$39]*(1/[.$A$47]^2)*[.$B$47])^2" office:value-type="float" office:value="0.0000694615166046778" calcext:value-type="float">
            <text:p>6,94615166046778E-005</text:p>
          </table:table-cell>
          <table:table-cell/>
          <table:table-cell table:style-name="ce4" table:formula="of:=[.A95]-(([.$C$13]/2)+0.03)" office:value-type="float" office:value="0.0287" calcext:value-type="float">
            <text:p>0,0287</text:p>
          </table:table-cell>
          <table:table-cell table:style-name="ce4" table:formula="of:=[.L95]" office:value-type="float" office:value="-0.041671788" calcext:value-type="float">
            <text:p>-0,041671788</text:p>
          </table:table-cell>
          <table:table-cell table:formula="of:=[.B95]" office:value-type="float" office:value="0.01" calcext:value-type="float">
            <text:p>0,01</text:p>
          </table:table-cell>
          <table:table-cell table:formula="of:=[.M95]" office:value-type="float" office:value="0.00448893989187782" calcext:value-type="float">
            <text:p>0,0044889399</text:p>
          </table:table-cell>
          <table:table-cell/>
          <table:table-cell table:style-name="ce4" table:formula="of:=0.5*[.$D$11]*[.$A$86]*[.$A$11]*(COS(RADIANS([.AB95]))-COS(RADIANS([.AD95])))" office:value-type="float" office:value="0.00793477345613069" calcext:value-type="float">
            <text:p>0,0079347735</text:p>
          </table:table-cell>
          <table:table-cell table:style-name="ce4" table:formula="of:=SQRT([.AG95]+[.AH95]+[.AI95])" office:value-type="float" office:value="0.258433823223427" calcext:value-type="float">
            <text:p>0,2584338232</text:p>
          </table:table-cell>
          <table:table-cell/>
          <table:table-cell table:formula="of:=DEGREES(ATAN(([.$A$13]/2)/[.T95]))" office:value-type="float" office:value="60.9406867877985" calcext:value-type="float">
            <text:p>60,9406867878</text:p>
          </table:table-cell>
          <table:table-cell table:formula="of:=SQRT(([.$B$89]*[.$A$13])/(([.T95]^2+1))+(([.$B$13])/(([.$A$13]^2+1)*[.T95])))" office:value-type="float" office:value="0.188434267111663" calcext:value-type="float">
            <text:p>0,1884342671</text:p>
          </table:table-cell>
          <table:table-cell table:formula="of:=180-[.AB95]" office:value-type="float" office:value="119.059313212202" calcext:value-type="float">
            <text:p>119,0593132122</text:p>
          </table:table-cell>
          <table:table-cell table:formula="of:=[.AC95]" office:value-type="float" office:value="0.188434267111663" calcext:value-type="float">
            <text:p>0,1884342671</text:p>
          </table:table-cell>
          <table:table-cell/>
          <table:table-cell table:formula="of:=((COS(RADIANS([.AB95]))-COS(RADIANS([.AD95])))*[.$B$86])^2" office:value-type="float" office:value="0.0000235918843734448" calcext:value-type="float">
            <text:p>2,35918843734448E-005</text:p>
          </table:table-cell>
          <table:table-cell table:formula="of:=(SIN(RADIANS([.AB95])*[.AC95])^2)" office:value-type="float" office:value="0.0396338580588557" calcext:value-type="float">
            <text:p>0,0396338581</text:p>
          </table:table-cell>
          <table:table-cell table:formula="of:=(SIN(RADIANS([.AD95]))*[.AE95])^2" office:value-type="float" office:value="0.0271305910426484" calcext:value-type="float">
            <text:p>0,02713059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formula="of:=0.374" office:value-type="float" office:value="0.374" calcext:value-type="float">
            <text:p>0,37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6]*[.$C$86]" office:value-type="float" office:value="0.0374" calcext:value-type="float">
            <text:p>0,0374</text:p>
          </table:table-cell>
          <table:table-cell table:formula="of:=SQRT([.I96]+[.J96])" office:value-type="float" office:value="0.00300591683185014" calcext:value-type="float">
            <text:p>0,0030059168</text:p>
          </table:table-cell>
          <table:table-cell table:number-columns-repeated="2"/>
          <table:table-cell table:formula="of:=([.C96]*[.$D$86])^2" office:value-type="float" office:value="0.000005035536" calcext:value-type="float">
            <text:p>5,035536E-006</text:p>
          </table:table-cell>
          <table:table-cell table:formula="of:=([.$C$86]*[.D96])^2" office:value-type="float" office:value="0.000004" calcext:value-type="float">
            <text:p>0,000004</text:p>
          </table:table-cell>
          <table:table-cell/>
          <table:table-cell table:formula="of:=[.$D$39]*[.E96]*[.$E$86]*(1/[.$A$47])" office:value-type="float" office:value="-0.040376292" calcext:value-type="float">
            <text:p>-0,040376292</text:p>
          </table:table-cell>
          <table:table-cell table:formula="of:=SQRT([.O96]+[.P96]+[.Q96]+[.R96])/400" office:value-type="float" office:value="0.00434938756140638" calcext:value-type="float">
            <text:p>0,0043493876</text:p>
          </table:table-cell>
          <table:table-cell/>
          <table:table-cell table:formula="of:=([.$E$39]*[.$E$86]*[.E96]*(1/[.$A$47]))^2" office:value-type="float" office:value="3.02666772922629" calcext:value-type="float">
            <text:p>3,0266677292</text:p>
          </table:table-cell>
          <table:table-cell table:formula="of:=([.$F$86]*[.E96]*[.$D$39]*(1/[.$A$34]))^2" office:value-type="float" office:value="0.00000407561238917316" calcext:value-type="float">
            <text:p>4,07561238917316E-006</text:p>
          </table:table-cell>
          <table:table-cell table:formula="of:=([.$E$86]*[.F96]*[.$D$39]*(1/[.$A$34]))^2" office:value-type="float" office:value="0.0000105308537460094" calcext:value-type="float">
            <text:p>1,05308537460094E-005</text:p>
          </table:table-cell>
          <table:table-cell table:formula="of:=([.E96]*[.$E$86]*[.$D$39]*(1/[.$A$47]^2)*[.$B$47])^2" office:value-type="float" office:value="0.0000652097982267706" calcext:value-type="float">
            <text:p>6,52097982267706E-005</text:p>
          </table:table-cell>
          <table:table-cell/>
          <table:table-cell table:style-name="ce4" table:formula="of:=[.A96]-(([.$C$13]/2)+0.03)" office:value-type="float" office:value="0.0187" calcext:value-type="float">
            <text:p>0,0187</text:p>
          </table:table-cell>
          <table:table-cell table:style-name="ce4" table:formula="of:=[.L96]" office:value-type="float" office:value="-0.040376292" calcext:value-type="float">
            <text:p>-0,040376292</text:p>
          </table:table-cell>
          <table:table-cell table:formula="of:=[.B96]" office:value-type="float" office:value="0.01" calcext:value-type="float">
            <text:p>0,01</text:p>
          </table:table-cell>
          <table:table-cell table:formula="of:=[.M96]" office:value-type="float" office:value="0.00434938756140638" calcext:value-type="float">
            <text:p>0,0043493876</text:p>
          </table:table-cell>
          <table:table-cell/>
          <table:table-cell table:style-name="ce4" table:formula="of:=0.5*[.$D$11]*[.$A$86]*[.$A$11]*(COS(RADIANS([.AB96]))-COS(RADIANS([.AD96])))" office:value-type="float" office:value="0.00556131481459007" calcext:value-type="float">
            <text:p>0,0055613148</text:p>
          </table:table-cell>
          <table:table-cell table:style-name="ce4" table:formula="of:=SQRT([.AG96]+[.AH96]+[.AI96])" office:value-type="float" office:value="0.35538119303396" calcext:value-type="float">
            <text:p>0,355381193</text:p>
          </table:table-cell>
          <table:table-cell/>
          <table:table-cell table:formula="of:=DEGREES(ATAN(([.$A$13]/2)/[.T96]))" office:value-type="float" office:value="70.0970959322281" calcext:value-type="float">
            <text:p>70,0970959322</text:p>
          </table:table-cell>
          <table:table-cell table:formula="of:=SQRT(([.$B$89]*[.$A$13])/(([.T96]^2+1))+(([.$B$13])/(([.$A$13]^2+1)*[.T96])))" office:value-type="float" office:value="0.232258398766562" calcext:value-type="float">
            <text:p>0,2322583988</text:p>
          </table:table-cell>
          <table:table-cell table:formula="of:=180-[.AB96]" office:value-type="float" office:value="109.902904067772" calcext:value-type="float">
            <text:p>109,9029040678</text:p>
          </table:table-cell>
          <table:table-cell table:formula="of:=[.AC96]" office:value-type="float" office:value="0.232258398766562" calcext:value-type="float">
            <text:p>0,2322583988</text:p>
          </table:table-cell>
          <table:table-cell/>
          <table:table-cell table:formula="of:=((COS(RADIANS([.AB96]))-COS(RADIANS([.AD96])))*[.$B$86])^2" office:value-type="float" office:value="0.0000115890684485466" calcext:value-type="float">
            <text:p>1,15890684485466E-005</text:p>
          </table:table-cell>
          <table:table-cell table:formula="of:=(SIN(RADIANS([.AB96])*[.AC96])^2)" office:value-type="float" office:value="0.0785918423845486" calcext:value-type="float">
            <text:p>0,0785918424</text:p>
          </table:table-cell>
          <table:table-cell table:formula="of:=(SIN(RADIANS([.AD96]))*[.AE96])^2" office:value-type="float" office:value="0.0476923609092434" calcext:value-type="float">
            <text:p>0,0476923609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table:formula="of:=0.368" office:value-type="float" office:value="0.368" calcext:value-type="float">
            <text:p>0,36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7]*[.$C$86]" office:value-type="float" office:value="0.0368" calcext:value-type="float">
            <text:p>0,0368</text:p>
          </table:table-cell>
          <table:table-cell table:formula="of:=SQRT([.I97]+[.J97])" office:value-type="float" office:value="0.00297913813039946" calcext:value-type="float">
            <text:p>0,0029791381</text:p>
          </table:table-cell>
          <table:table-cell table:number-columns-repeated="2"/>
          <table:table-cell table:formula="of:=([.C97]*[.$D$86])^2" office:value-type="float" office:value="0.000004875264" calcext:value-type="float">
            <text:p>4,875264E-006</text:p>
          </table:table-cell>
          <table:table-cell table:formula="of:=([.$C$86]*[.D97])^2" office:value-type="float" office:value="0.000004" calcext:value-type="float">
            <text:p>0,000004</text:p>
          </table:table-cell>
          <table:table-cell/>
          <table:table-cell table:formula="of:=[.$D$39]*[.E97]*[.$E$86]*(1/[.$A$47])" office:value-type="float" office:value="-0.039728544" calcext:value-type="float">
            <text:p>-0,039728544</text:p>
          </table:table-cell>
          <table:table-cell table:formula="of:=SQRT([.O97]+[.P97]+[.Q97]+[.R97])/400" office:value-type="float" office:value="0.00427961139871737" calcext:value-type="float">
            <text:p>0,0042796114</text:p>
          </table:table-cell>
          <table:table-cell/>
          <table:table-cell table:formula="of:=([.$E$39]*[.$E$86]*[.E97]*(1/[.$A$47]))^2" office:value-type="float" office:value="2.93033437160586" calcext:value-type="float">
            <text:p>2,9303343716</text:p>
          </table:table-cell>
          <table:table-cell table:formula="of:=([.$F$86]*[.E97]*[.$D$39]*(1/[.$A$34]))^2" office:value-type="float" office:value="0.00000394589302089984" calcext:value-type="float">
            <text:p>3,94589302089984E-006</text:p>
          </table:table-cell>
          <table:table-cell table:formula="of:=([.$E$86]*[.F97]*[.$D$39]*(1/[.$A$34]))^2" office:value-type="float" office:value="0.0000103440578556958" calcext:value-type="float">
            <text:p>1,03440578556958E-005</text:p>
          </table:table-cell>
          <table:table-cell table:formula="of:=([.E97]*[.$E$86]*[.$D$39]*(1/[.$A$47]^2)*[.$B$47])^2" office:value-type="float" office:value="0.0000631342883343974" calcext:value-type="float">
            <text:p>6,31342883343974E-005</text:p>
          </table:table-cell>
          <table:table-cell/>
          <table:table-cell table:style-name="ce4" table:formula="of:=[.A97]-(([.$C$13]/2)+0.03)" office:value-type="float" office:value="0.0087" calcext:value-type="float">
            <text:p>0,0087</text:p>
          </table:table-cell>
          <table:table-cell table:style-name="ce4" table:formula="of:=[.L97]" office:value-type="float" office:value="-0.039728544" calcext:value-type="float">
            <text:p>-0,039728544</text:p>
          </table:table-cell>
          <table:table-cell table:formula="of:=[.B97]" office:value-type="float" office:value="0.01" calcext:value-type="float">
            <text:p>0,01</text:p>
          </table:table-cell>
          <table:table-cell table:formula="of:=[.M97]" office:value-type="float" office:value="0.00427961139871737" calcext:value-type="float">
            <text:p>0,0042796114</text:p>
          </table:table-cell>
          <table:table-cell/>
          <table:table-cell table:style-name="ce4" table:formula="of:=0.5*[.$D$11]*[.$A$86]*[.$A$11]*(COS(RADIANS([.AB97]))-COS(RADIANS([.AD97])))" office:value-type="float" office:value="0.00271348179609997" calcext:value-type="float">
            <text:p>0,0027134818</text:p>
          </table:table-cell>
          <table:table-cell table:style-name="ce4" table:formula="of:=SQRT([.AG97]+[.AH97]+[.AI97])" office:value-type="float" office:value="0.566784650689814" calcext:value-type="float">
            <text:p>0,5667846507</text:p>
          </table:table-cell>
          <table:table-cell/>
          <table:table-cell table:formula="of:=DEGREES(ATAN(([.$A$13]/2)/[.T97]))" office:value-type="float" office:value="80.4387680385896" calcext:value-type="float">
            <text:p>80,4387680386</text:p>
          </table:table-cell>
          <table:table-cell table:formula="of:=SQRT(([.$B$89]*[.$A$13])/(([.T97]^2+1))+(([.$B$13])/(([.$A$13]^2+1)*[.T97])))" office:value-type="float" office:value="0.338765201205946" calcext:value-type="float">
            <text:p>0,3387652012</text:p>
          </table:table-cell>
          <table:table-cell table:formula="of:=180-[.AB97]" office:value-type="float" office:value="99.5612319614104" calcext:value-type="float">
            <text:p>99,5612319614</text:p>
          </table:table-cell>
          <table:table-cell table:formula="of:=[.AC97]" office:value-type="float" office:value="0.338765201205946" calcext:value-type="float">
            <text:p>0,3387652012</text:p>
          </table:table-cell>
          <table:table-cell/>
          <table:table-cell table:formula="of:=((COS(RADIANS([.AB97]))-COS(RADIANS([.AD97])))*[.$B$86])^2" office:value-type="float" office:value="0.00000275897262989069" calcext:value-type="float">
            <text:p>0,000002759</text:p>
          </table:table-cell>
          <table:table-cell table:formula="of:=(SIN(RADIANS([.AB97])*[.AC97])^2)" office:value-type="float" office:value="0.209646468086505" calcext:value-type="float">
            <text:p>0,2096464681</text:p>
          </table:table-cell>
          <table:table-cell table:formula="of:=(SIN(RADIANS([.AD97]))*[.AE97])^2" office:value-type="float" office:value="0.11159561319844" calcext:value-type="float">
            <text:p>0,1115956132</text:p>
          </table:table-cell>
        </table:table-row>
        <table:table-row table:style-name="ro1">
          <table:table-cell office:value-type="float" office:value="0.0799999999999999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table:formula="of:=0.368" office:value-type="float" office:value="0.368" calcext:value-type="float">
            <text:p>0,36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8]*[.$C$86]" office:value-type="float" office:value="0.0368" calcext:value-type="float">
            <text:p>0,0368</text:p>
          </table:table-cell>
          <table:table-cell table:formula="of:=SQRT([.I98]+[.J98])" office:value-type="float" office:value="0.00297913813039946" calcext:value-type="float">
            <text:p>0,0029791381</text:p>
          </table:table-cell>
          <table:table-cell table:number-columns-repeated="2"/>
          <table:table-cell table:formula="of:=([.C98]*[.$D$86])^2" office:value-type="float" office:value="0.000004875264" calcext:value-type="float">
            <text:p>4,875264E-006</text:p>
          </table:table-cell>
          <table:table-cell table:formula="of:=([.$C$86]*[.D98])^2" office:value-type="float" office:value="0.000004" calcext:value-type="float">
            <text:p>0,000004</text:p>
          </table:table-cell>
          <table:table-cell/>
          <table:table-cell table:formula="of:=[.$D$39]*[.E98]*[.$E$86]*(1/[.$A$47])" office:value-type="float" office:value="-0.039728544" calcext:value-type="float">
            <text:p>-0,039728544</text:p>
          </table:table-cell>
          <table:table-cell table:formula="of:=SQRT([.O98]+[.P98]+[.Q98]+[.R98])/400" office:value-type="float" office:value="0.00427961139871737" calcext:value-type="float">
            <text:p>0,0042796114</text:p>
          </table:table-cell>
          <table:table-cell/>
          <table:table-cell table:formula="of:=([.$E$39]*[.$E$86]*[.E98]*(1/[.$A$47]))^2" office:value-type="float" office:value="2.93033437160586" calcext:value-type="float">
            <text:p>2,9303343716</text:p>
          </table:table-cell>
          <table:table-cell table:formula="of:=([.$F$86]*[.E98]*[.$D$39]*(1/[.$A$34]))^2" office:value-type="float" office:value="0.00000394589302089984" calcext:value-type="float">
            <text:p>3,94589302089984E-006</text:p>
          </table:table-cell>
          <table:table-cell table:formula="of:=([.$E$86]*[.F98]*[.$D$39]*(1/[.$A$34]))^2" office:value-type="float" office:value="0.0000103440578556958" calcext:value-type="float">
            <text:p>1,03440578556958E-005</text:p>
          </table:table-cell>
          <table:table-cell table:formula="of:=([.E98]*[.$E$86]*[.$D$39]*(1/[.$A$47]^2)*[.$B$47])^2" office:value-type="float" office:value="0.0000631342883343974" calcext:value-type="float">
            <text:p>6,31342883343974E-005</text:p>
          </table:table-cell>
          <table:table-cell/>
          <table:table-cell table:style-name="ce4" table:formula="of:=[.A98]-(([.$C$13]/2)+0.03)" office:value-type="float" office:value="-0.00130000000000009" calcext:value-type="float">
            <text:p>-0,0013</text:p>
          </table:table-cell>
          <table:table-cell table:style-name="ce4" table:formula="of:=[.L98]" office:value-type="float" office:value="-0.039728544" calcext:value-type="float">
            <text:p>-0,039728544</text:p>
          </table:table-cell>
          <table:table-cell table:formula="of:=[.B98]" office:value-type="float" office:value="0.01" calcext:value-type="float">
            <text:p>0,01</text:p>
          </table:table-cell>
          <table:table-cell table:formula="of:=[.M98]" office:value-type="float" office:value="0.00427961139871737" calcext:value-type="float">
            <text:p>0,0042796114</text:p>
          </table:table-cell>
          <table:table-cell/>
          <table:table-cell table:style-name="ce4" table:formula="of:=0.5*[.$D$11]*[.$A$86]*[.$A$11]*(COS(RADIANS([.AB98]))-COS(RADIANS([.AD98])))" office:value-type="float" office:value="0.000411044388546102" calcext:value-type="float">
            <text:p>0,0004110444</text:p>
          </table:table-cell>
          <table:table-cell table:style-name="ce4" table:formula="of:=SQRT([.AG98]+[.AH98]+[.AI98])" office:value-type="float" office:value="1.30897550057864" calcext:value-type="float">
            <text:p>1,3089755006</text:p>
          </table:table-cell>
          <table:table-cell/>
          <table:table-cell table:formula="of:=DEGREES(ATAN(([.$A$13]/2)/[.T98]))" office:value-type="float" office:value="-88.5582034711161" calcext:value-type="float">
            <text:p>-88,5582034711</text:p>
          </table:table-cell>
          <table:table-cell table:formula="of:=SQRT(([.$B$89]*[.$A$13])/((-1*[.T98]^2+1))+(([.$B$13])/(([.$A$13]^2+1)*-1*[.T98])))" office:value-type="float" office:value="0.873007479886919" calcext:value-type="float">
            <text:p>0,8730074799</text:p>
          </table:table-cell>
          <table:table-cell table:formula="of:=180-[.AB98]" office:value-type="float" office:value="268.558203471116" calcext:value-type="float">
            <text:p>268,5582034711</text:p>
          </table:table-cell>
          <table:table-cell table:formula="of:=[.AC98]" office:value-type="float" office:value="0.873007479886919" calcext:value-type="float">
            <text:p>0,8730074799</text:p>
          </table:table-cell>
          <table:table-cell/>
          <table:table-cell table:formula="of:=((COS(RADIANS([.AB98]))-COS(RADIANS([.AD98])))*[.$B$86])^2" office:value-type="float" office:value="0.0000000633098106793236" calcext:value-type="float">
            <text:p>6,33098106793236E-008</text:p>
          </table:table-cell>
          <table:table-cell table:formula="of:=(SIN(RADIANS([.AB98])*[.AC98])^2)" office:value-type="float" office:value="0.951757248562035" calcext:value-type="float">
            <text:p>0,9517572486</text:p>
          </table:table-cell>
          <table:table-cell table:formula="of:=(SIN(RADIANS([.AD98]))*[.AE98])^2" office:value-type="float" office:value="0.761659549243255" calcext:value-type="float">
            <text:p>0,7616595492</text:p>
          </table:table-cell>
        </table:table-row>
        <table:table-row table:style-name="ro1">
          <table:table-cell office:value-type="float" office:value="0.0699999999999999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formula="of:=0.376" office:value-type="float" office:value="0.376" calcext:value-type="float">
            <text:p>0,37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9]*[.$C$86]" office:value-type="float" office:value="0.0376" calcext:value-type="float">
            <text:p>0,0376</text:p>
          </table:table-cell>
          <table:table-cell table:formula="of:=SQRT([.I99]+[.J99])" office:value-type="float" office:value="0.00301488573581156" calcext:value-type="float">
            <text:p>0,0030148857</text:p>
          </table:table-cell>
          <table:table-cell table:number-columns-repeated="2"/>
          <table:table-cell table:formula="of:=([.C99]*[.$D$86])^2" office:value-type="float" office:value="0.000005089536" calcext:value-type="float">
            <text:p>5,089536E-006</text:p>
          </table:table-cell>
          <table:table-cell table:formula="of:=([.$C$86]*[.D99])^2" office:value-type="float" office:value="0.000004" calcext:value-type="float">
            <text:p>0,000004</text:p>
          </table:table-cell>
          <table:table-cell/>
          <table:table-cell table:formula="of:=[.$D$39]*[.E99]*[.$E$86]*(1/[.$A$47])" office:value-type="float" office:value="-0.040592208" calcext:value-type="float">
            <text:p>-0,040592208</text:p>
          </table:table-cell>
          <table:table-cell table:formula="of:=SQRT([.O99]+[.P99]+[.Q99]+[.R99])/400" office:value-type="float" office:value="0.00437264628269004" calcext:value-type="float">
            <text:p>0,0043726463</text:p>
          </table:table-cell>
          <table:table-cell/>
          <table:table-cell table:formula="of:=([.$E$39]*[.$E$86]*[.E99]*(1/[.$A$47]))^2" office:value-type="float" office:value="3.05912505996093" calcext:value-type="float">
            <text:p>3,05912506</text:p>
          </table:table-cell>
          <table:table-cell table:formula="of:=([.$F$86]*[.E99]*[.$D$39]*(1/[.$A$34]))^2" office:value-type="float" office:value="0.00000411931837578816" calcext:value-type="float">
            <text:p>4,11931837578816E-006</text:p>
          </table:table-cell>
          <table:table-cell table:formula="of:=([.$E$86]*[.F99]*[.$D$39]*(1/[.$A$34]))^2" office:value-type="float" office:value="0.000010593790366735" calcext:value-type="float">
            <text:p>1,0593790366735E-005</text:p>
          </table:table-cell>
          <table:table-cell table:formula="of:=([.E99]*[.$E$86]*[.$D$39]*(1/[.$A$47]^2)*[.$B$47])^2" office:value-type="float" office:value="0.0000659090940126106" calcext:value-type="float">
            <text:p>6,59090940126106E-005</text:p>
          </table:table-cell>
          <table:table-cell/>
          <table:table-cell table:style-name="ce4" table:formula="of:=[.A99]-(([.$C$13]/2)+0.03)" office:value-type="float" office:value="-0.0113000000000001" calcext:value-type="float">
            <text:p>-0,0113</text:p>
          </table:table-cell>
          <table:table-cell table:style-name="ce4" table:formula="of:=[.L99]" office:value-type="float" office:value="-0.040592208" calcext:value-type="float">
            <text:p>-0,040592208</text:p>
          </table:table-cell>
          <table:table-cell table:formula="of:=[.B99]" office:value-type="float" office:value="0.01" calcext:value-type="float">
            <text:p>0,01</text:p>
          </table:table-cell>
          <table:table-cell table:formula="of:=[.M99]" office:value-type="float" office:value="0.00437264628269004" calcext:value-type="float">
            <text:p>0,0043726463</text:p>
          </table:table-cell>
          <table:table-cell/>
          <table:table-cell table:style-name="ce4" table:formula="of:=0.5*[.$D$11]*[.$A$86]*[.$A$11]*(COS(RADIANS([.AB99]))-COS(RADIANS([.AD99])))" office:value-type="float" office:value="0.00349147316438582" calcext:value-type="float">
            <text:p>0,0034914732</text:p>
          </table:table-cell>
          <table:table-cell table:style-name="ce4" table:formula="of:=SQRT([.AG99]+[.AH99]+[.AI99])" office:value-type="float" office:value="0.48853973044752" calcext:value-type="float">
            <text:p>0,4885397304</text:p>
          </table:table-cell>
          <table:table-cell/>
          <table:table-cell table:formula="of:=DEGREES(ATAN(([.$A$13]/2)/[.T99]))" office:value-type="float" office:value="-77.6592585909647" calcext:value-type="float">
            <text:p>-77,659258591</text:p>
          </table:table-cell>
          <table:table-cell table:formula="of:=SQRT(([.$B$89]*[.$A$13])/((-1*[.T99]^2+1))+(([.$B$13])/(([.$A$13]^2+1)*-1*[.T99])))" office:value-type="float" office:value="0.297648032086121" calcext:value-type="float">
            <text:p>0,2976480321</text:p>
          </table:table-cell>
          <table:table-cell table:formula="of:=180-[.AB99]" office:value-type="float" office:value="257.659258590965" calcext:value-type="float">
            <text:p>257,659258591</text:p>
          </table:table-cell>
          <table:table-cell table:formula="of:=[.AC99]" office:value-type="float" office:value="0.297648032086121" calcext:value-type="float">
            <text:p>0,2976480321</text:p>
          </table:table-cell>
          <table:table-cell/>
          <table:table-cell table:formula="of:=((COS(RADIANS([.AB99]))-COS(RADIANS([.AD99])))*[.$B$86])^2" office:value-type="float" office:value="0.00000456784106102417" calcext:value-type="float">
            <text:p>4,56784106102417E-006</text:p>
          </table:table-cell>
          <table:table-cell table:formula="of:=(SIN(RADIANS([.AB99])*[.AC99])^2)" office:value-type="float" office:value="0.154118998522876" calcext:value-type="float">
            <text:p>0,1541189985</text:p>
          </table:table-cell>
          <table:table-cell table:formula="of:=(SIN(RADIANS([.AD99]))*[.AE99])^2" office:value-type="float" office:value="0.0845475018617981" calcext:value-type="float">
            <text:p>0,0845475019</text:p>
          </table:table-cell>
        </table:table-row>
        <table:table-row table:style-name="ro1">
          <table:table-cell office:value-type="float" office:value="0.0599999999999999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formula="of:=0.384" office:value-type="float" office:value="0.384" calcext:value-type="float">
            <text:p>0,38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0]*[.$C$86]" office:value-type="float" office:value="0.0384" calcext:value-type="float">
            <text:p>0,0384</text:p>
          </table:table-cell>
          <table:table-cell table:formula="of:=SQRT([.I100]+[.J100])" office:value-type="float" office:value="0.00305096968192082" calcext:value-type="float">
            <text:p>0,0030509697</text:p>
          </table:table-cell>
          <table:table-cell table:number-columns-repeated="2"/>
          <table:table-cell table:formula="of:=([.C100]*[.$D$86])^2" office:value-type="float" office:value="0.000005308416" calcext:value-type="float">
            <text:p>5,308416E-006</text:p>
          </table:table-cell>
          <table:table-cell table:formula="of:=([.$C$86]*[.D100])^2" office:value-type="float" office:value="0.000004" calcext:value-type="float">
            <text:p>0,000004</text:p>
          </table:table-cell>
          <table:table-cell/>
          <table:table-cell table:formula="of:=[.$D$39]*[.E100]*[.$E$86]*(1/[.$A$47])" office:value-type="float" office:value="-0.041455872" calcext:value-type="float">
            <text:p>-0,041455872</text:p>
          </table:table-cell>
          <table:table-cell table:formula="of:=SQRT([.O100]+[.P100]+[.Q100]+[.R100])/400" office:value-type="float" office:value="0.00446568116968062" calcext:value-type="float">
            <text:p>0,0044656812</text:p>
          </table:table-cell>
          <table:table-cell/>
          <table:table-cell table:formula="of:=([.$E$39]*[.$E$86]*[.E100]*(1/[.$A$47]))^2" office:value-type="float" office:value="3.1906854405387" calcext:value-type="float">
            <text:p>3,1906854405</text:p>
          </table:table-cell>
          <table:table-cell table:formula="of:=([.$F$86]*[.E100]*[.$D$39]*(1/[.$A$34]))^2" office:value-type="float" office:value="0.00000429647330820096" calcext:value-type="float">
            <text:p>4,29647330820096E-006</text:p>
          </table:table-cell>
          <table:table-cell table:formula="of:=([.$E$86]*[.F100]*[.$D$39]*(1/[.$A$34]))^2" office:value-type="float" office:value="0.0000108488934694094" calcext:value-type="float">
            <text:p>1,08488934694094E-005</text:p>
          </table:table-cell>
          <table:table-cell table:formula="of:=([.E100]*[.$E$86]*[.$D$39]*(1/[.$A$47]^2)*[.$B$47])^2" office:value-type="float" office:value="0.0000687435729312154" calcext:value-type="float">
            <text:p>6,87435729312154E-005</text:p>
          </table:table-cell>
          <table:table-cell/>
          <table:table-cell table:style-name="ce4" table:formula="of:=[.A100]-(([.$C$13]/2)+0.03)" office:value-type="float" office:value="-0.0213000000000001" calcext:value-type="float">
            <text:p>-0,0213</text:p>
          </table:table-cell>
          <table:table-cell table:style-name="ce4" table:formula="of:=[.L100]" office:value-type="float" office:value="-0.041455872" calcext:value-type="float">
            <text:p>-0,041455872</text:p>
          </table:table-cell>
          <table:table-cell table:formula="of:=[.B100]" office:value-type="float" office:value="0.01" calcext:value-type="float">
            <text:p>0,01</text:p>
          </table:table-cell>
          <table:table-cell table:formula="of:=[.M100]" office:value-type="float" office:value="0.00446568116968062" calcext:value-type="float">
            <text:p>0,0044656812</text:p>
          </table:table-cell>
          <table:table-cell/>
          <table:table-cell table:style-name="ce4" table:formula="of:=0.5*[.$D$11]*[.$A$86]*[.$A$11]*(COS(RADIANS([.AB100]))-COS(RADIANS([.AD100])))" office:value-type="float" office:value="0.00622812380636555" calcext:value-type="float">
            <text:p>0,0062281238</text:p>
          </table:table-cell>
          <table:table-cell table:style-name="ce4" table:formula="of:=SQRT([.AG100]+[.AH100]+[.AI100])" office:value-type="float" office:value="0.324402183885532" calcext:value-type="float">
            <text:p>0,3244021839</text:p>
          </table:table-cell>
          <table:table-cell/>
          <table:table-cell table:formula="of:=DEGREES(ATAN(([.$A$13]/2)/[.T100]))" office:value-type="float" office:value="-67.5891852267529" calcext:value-type="float">
            <text:p>-67,5891852268</text:p>
          </table:table-cell>
          <table:table-cell table:formula="of:=SQRT(([.$B$89]*[.$A$13])/((-1*[.T100]^2+1))+(([.$B$13])/(([.$A$13]^2+1)*-1*[.T100])))" office:value-type="float" office:value="0.21791313498272" calcext:value-type="float">
            <text:p>0,217913135</text:p>
          </table:table-cell>
          <table:table-cell table:formula="of:=180-[.AB100]" office:value-type="float" office:value="247.589185226753" calcext:value-type="float">
            <text:p>247,5891852268</text:p>
          </table:table-cell>
          <table:table-cell table:formula="of:=[.AC100]" office:value-type="float" office:value="0.21791313498272" calcext:value-type="float">
            <text:p>0,217913135</text:p>
          </table:table-cell>
          <table:table-cell/>
          <table:table-cell table:formula="of:=((COS(RADIANS([.AB100]))-COS(RADIANS([.AD100])))*[.$B$86])^2" office:value-type="float" office:value="0.0000145347659112663" calcext:value-type="float">
            <text:p>1,45347659112663E-005</text:p>
          </table:table-cell>
          <table:table-cell table:formula="of:=(SIN(RADIANS([.AB100])*[.AC100])^2)" office:value-type="float" office:value="0.0646381062208527" calcext:value-type="float">
            <text:p>0,0646381062</text:p>
          </table:table-cell>
          <table:table-cell table:formula="of:=(SIN(RADIANS([.AD100]))*[.AE100])^2" office:value-type="float" office:value="0.0405841359229389" calcext:value-type="float">
            <text:p>0,0405841359</text:p>
          </table:table-cell>
        </table:table-row>
        <table:table-row table:style-name="ro1">
          <table:table-cell office:value-type="float" office:value="0.0499999999999999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table:formula="of:=0.4" office:value-type="float" office:value="0.4" calcext:value-type="float">
            <text:p>0,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1]*[.$C$86]" office:value-type="float" office:value="0.04" calcext:value-type="float">
            <text:p>0,04</text:p>
          </table:table-cell>
          <table:table-cell table:formula="of:=SQRT([.I101]+[.J101])" office:value-type="float" office:value="0.00312409987036266" calcext:value-type="float">
            <text:p>0,0031240999</text:p>
          </table:table-cell>
          <table:table-cell table:number-columns-repeated="2"/>
          <table:table-cell table:formula="of:=([.C101]*[.$D$86])^2" office:value-type="float" office:value="0.00000576" calcext:value-type="float">
            <text:p>0,00000576</text:p>
          </table:table-cell>
          <table:table-cell table:formula="of:=([.$C$86]*[.D101])^2" office:value-type="float" office:value="0.000004" calcext:value-type="float">
            <text:p>0,000004</text:p>
          </table:table-cell>
          <table:table-cell/>
          <table:table-cell table:formula="of:=[.$D$39]*[.E101]*[.$E$86]*(1/[.$A$47])" office:value-type="float" office:value="-0.0431832" calcext:value-type="float">
            <text:p>-0,0431832</text:p>
          </table:table-cell>
          <table:table-cell table:formula="of:=SQRT([.O101]+[.P101]+[.Q101]+[.R101])/400" office:value-type="float" office:value="0.00465175095199119" calcext:value-type="float">
            <text:p>0,004651751</text:p>
          </table:table-cell>
          <table:table-cell/>
          <table:table-cell table:formula="of:=([.$E$39]*[.$E$86]*[.E101]*(1/[.$A$47]))^2" office:value-type="float" office:value="3.46211527836231" calcext:value-type="float">
            <text:p>3,4621152784</text:p>
          </table:table-cell>
          <table:table-cell table:formula="of:=([.$F$86]*[.E101]*[.$D$39]*(1/[.$A$34]))^2" office:value-type="float" office:value="0.0000046619719056" calcext:value-type="float">
            <text:p>0,000004662</text:p>
          </table:table-cell>
          <table:table-cell table:formula="of:=([.$E$86]*[.F101]*[.$D$39]*(1/[.$A$34]))^2" office:value-type="float" office:value="0.000011375211449664" calcext:value-type="float">
            <text:p>1,1375211449664E-005</text:p>
          </table:table-cell>
          <table:table-cell table:formula="of:=([.E101]*[.$E$86]*[.$D$39]*(1/[.$A$47]^2)*[.$B$47])^2" office:value-type="float" office:value="0.0000745915504896" calcext:value-type="float">
            <text:p>7,45915504896E-005</text:p>
          </table:table-cell>
          <table:table-cell/>
          <table:table-cell table:style-name="ce4" table:formula="of:=[.A101]-(([.$C$13]/2)+0.03)" office:value-type="float" office:value="-0.0313000000000001" calcext:value-type="float">
            <text:p>-0,0313</text:p>
          </table:table-cell>
          <table:table-cell table:style-name="ce4" table:formula="of:=[.L101]" office:value-type="float" office:value="-0.0431832" calcext:value-type="float">
            <text:p>-0,0431832</text:p>
          </table:table-cell>
          <table:table-cell table:formula="of:=[.B101]" office:value-type="float" office:value="0.01" calcext:value-type="float">
            <text:p>0,01</text:p>
          </table:table-cell>
          <table:table-cell table:formula="of:=[.M101]" office:value-type="float" office:value="0.00465175095199119" calcext:value-type="float">
            <text:p>0,004651751</text:p>
          </table:table-cell>
          <table:table-cell/>
          <table:table-cell table:style-name="ce4" table:formula="of:=0.5*[.$D$11]*[.$A$86]*[.$A$11]*(COS(RADIANS([.AB101]))-COS(RADIANS([.AD101])))" office:value-type="float" office:value="0.00846652339545457" calcext:value-type="float">
            <text:p>0,0084665234</text:p>
          </table:table-cell>
          <table:table-cell table:style-name="ce4" table:formula="of:=SQRT([.AG101]+[.AH101]+[.AI101])" office:value-type="float" office:value="0.240573508156959" calcext:value-type="float">
            <text:p>0,2405735082</text:p>
          </table:table-cell>
          <table:table-cell/>
          <table:table-cell table:formula="of:=DEGREES(ATAN(([.$A$13]/2)/[.T101]))" office:value-type="float" office:value="-58.7840558071517" calcext:value-type="float">
            <text:p>-58,7840558072</text:p>
          </table:table-cell>
          <table:table-cell table:formula="of:=SQRT(([.$B$89]*[.$A$13])/((-1*[.T101]^2+1))+(([.$B$13])/(([.$A$13]^2+1)*-1*[.T101])))" office:value-type="float" office:value="0.180680854934063" calcext:value-type="float">
            <text:p>0,1806808549</text:p>
          </table:table-cell>
          <table:table-cell table:formula="of:=180-[.AB101]" office:value-type="float" office:value="238.784055807152" calcext:value-type="float">
            <text:p>238,7840558072</text:p>
          </table:table-cell>
          <table:table-cell table:formula="of:=[.AC101]" office:value-type="float" office:value="0.180680854934063" calcext:value-type="float">
            <text:p>0,1806808549</text:p>
          </table:table-cell>
          <table:table-cell/>
          <table:table-cell table:formula="of:=((COS(RADIANS([.AB101]))-COS(RADIANS([.AD101])))*[.$B$86])^2" office:value-type="float" office:value="0.0000268598629850614" calcext:value-type="float">
            <text:p>2,68598629850614E-005</text:p>
          </table:table-cell>
          <table:table-cell table:formula="of:=(SIN(RADIANS([.AB101])*[.AC101])^2)" office:value-type="float" office:value="0.0339717373567922" calcext:value-type="float">
            <text:p>0,0339717374</text:p>
          </table:table-cell>
          <table:table-cell table:formula="of:=(SIN(RADIANS([.AD101]))*[.AE101])^2" office:value-type="float" office:value="0.023877015607169" calcext:value-type="float">
            <text:p>0,0238770156</text:p>
          </table:table-cell>
        </table:table-row>
        <table:table-row table:style-name="ro1">
          <table:table-cell office:value-type="float" office:value="0.0399999999999999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formula="of:=0.42" office:value-type="float" office:value="0.42" calcext:value-type="float">
            <text:p>0,4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2]*[.$C$86]" office:value-type="float" office:value="0.042" calcext:value-type="float">
            <text:p>0,042</text:p>
          </table:table-cell>
          <table:table-cell table:formula="of:=SQRT([.I102]+[.J102])" office:value-type="float" office:value="0.00321720375481566" calcext:value-type="float">
            <text:p>0,0032172038</text:p>
          </table:table-cell>
          <table:table-cell table:number-columns-repeated="2"/>
          <table:table-cell table:formula="of:=([.C102]*[.$D$86])^2" office:value-type="float" office:value="0.0000063504" calcext:value-type="float">
            <text:p>6,3504E-006</text:p>
          </table:table-cell>
          <table:table-cell table:formula="of:=([.$C$86]*[.D102])^2" office:value-type="float" office:value="0.000004" calcext:value-type="float">
            <text:p>0,000004</text:p>
          </table:table-cell>
          <table:table-cell/>
          <table:table-cell table:formula="of:=[.$D$39]*[.E102]*[.$E$86]*(1/[.$A$47])" office:value-type="float" office:value="-0.04534236" calcext:value-type="float">
            <text:p>-0,04534236</text:p>
          </table:table-cell>
          <table:table-cell table:formula="of:=SQRT([.O102]+[.P102]+[.Q102]+[.R102])/400" office:value-type="float" office:value="0.00488433819386093" calcext:value-type="float">
            <text:p>0,0048843382</text:p>
          </table:table-cell>
          <table:table-cell/>
          <table:table-cell table:formula="of:=([.$E$39]*[.$E$86]*[.E102]*(1/[.$A$47]))^2" office:value-type="float" office:value="3.81698209439444" calcext:value-type="float">
            <text:p>3,8169820944</text:p>
          </table:table-cell>
          <table:table-cell table:formula="of:=([.$F$86]*[.E102]*[.$D$39]*(1/[.$A$34]))^2" office:value-type="float" office:value="0.000005139824025924" calcext:value-type="float">
            <text:p>5,139824025924E-006</text:p>
          </table:table-cell>
          <table:table-cell table:formula="of:=([.$E$86]*[.F102]*[.$D$39]*(1/[.$A$34]))^2" office:value-type="float" office:value="0.0000120633185029306" calcext:value-type="float">
            <text:p>1,20633185029306E-005</text:p>
          </table:table-cell>
          <table:table-cell table:formula="of:=([.E102]*[.$E$86]*[.$D$39]*(1/[.$A$47]^2)*[.$B$47])^2" office:value-type="float" office:value="0.000082237184414784" calcext:value-type="float">
            <text:p>8,2237184414784E-005</text:p>
          </table:table-cell>
          <table:table-cell/>
          <table:table-cell table:style-name="ce4" table:formula="of:=[.A102]-(([.$C$13]/2)+0.03)" office:value-type="float" office:value="-0.0413000000000001" calcext:value-type="float">
            <text:p>-0,0413</text:p>
          </table:table-cell>
          <table:table-cell table:style-name="ce4" table:formula="of:=[.L102]" office:value-type="float" office:value="-0.04534236" calcext:value-type="float">
            <text:p>-0,04534236</text:p>
          </table:table-cell>
          <table:table-cell table:formula="of:=[.B102]" office:value-type="float" office:value="0.01" calcext:value-type="float">
            <text:p>0,01</text:p>
          </table:table-cell>
          <table:table-cell table:formula="of:=[.M102]" office:value-type="float" office:value="0.00488433819386093" calcext:value-type="float">
            <text:p>0,0048843382</text:p>
          </table:table-cell>
          <table:table-cell/>
          <table:table-cell table:style-name="ce4" table:formula="of:=0.5*[.$D$11]*[.$A$86]*[.$A$11]*(COS(RADIANS([.AB102]))-COS(RADIANS([.AD102])))" office:value-type="float" office:value="0.0102021815357411" calcext:value-type="float">
            <text:p>0,0102021815</text:p>
          </table:table-cell>
          <table:table-cell table:style-name="ce4" table:formula="of:=SQRT([.AG102]+[.AH102]+[.AI102])" office:value-type="float" office:value="0.187688804277308" calcext:value-type="float">
            <text:p>0,1876888043</text:p>
          </table:table-cell>
          <table:table-cell/>
          <table:table-cell table:formula="of:=DEGREES(ATAN(([.$A$13]/2)/[.T102]))" office:value-type="float" office:value="-51.3537224528287" calcext:value-type="float">
            <text:p>-51,3537224528</text:p>
          </table:table-cell>
          <table:table-cell table:formula="of:=SQRT(([.$B$89]*[.$A$13])/((-1*[.T102]^2+1))+(([.$B$13])/(([.$A$13]^2+1)*-1*[.T102])))" office:value-type="float" office:value="0.158089193084626" calcext:value-type="float">
            <text:p>0,1580891931</text:p>
          </table:table-cell>
          <table:table-cell table:formula="of:=180-[.AB102]" office:value-type="float" office:value="231.353722452829" calcext:value-type="float">
            <text:p>231,3537224528</text:p>
          </table:table-cell>
          <table:table-cell table:formula="of:=[.AC102]" office:value-type="float" office:value="0.158089193084626" calcext:value-type="float">
            <text:p>0,1580891931</text:p>
          </table:table-cell>
          <table:table-cell/>
          <table:table-cell table:formula="of:=((COS(RADIANS([.AB102]))-COS(RADIANS([.AD102])))*[.$B$86])^2" office:value-type="float" office:value="0.0000390013519191251" calcext:value-type="float">
            <text:p>3,90013519191251E-005</text:p>
          </table:table-cell>
          <table:table-cell table:formula="of:=(SIN(RADIANS([.AB102])*[.AC102])^2)" office:value-type="float" office:value="0.0199431860615725" calcext:value-type="float">
            <text:p>0,0199431861</text:p>
          </table:table-cell>
          <table:table-cell table:formula="of:=(SIN(RADIANS([.AD102]))*[.AE102])^2" office:value-type="float" office:value="0.0152448998375539" calcext:value-type="float">
            <text:p>0,0152448998</text:p>
          </table:table-cell>
        </table:table-row>
        <table:table-row table:style-name="ro1">
          <table:table-cell office:value-type="float" office:value="0.0299999999999999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formula="of:=0.446" office:value-type="float" office:value="0.446" calcext:value-type="float">
            <text:p>0,44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3]*[.$C$86]" office:value-type="float" office:value="0.0446" calcext:value-type="float">
            <text:p>0,0446</text:p>
          </table:table-cell>
          <table:table-cell table:formula="of:=SQRT([.I103]+[.J103])" office:value-type="float" office:value="0.00334080469348329" calcext:value-type="float">
            <text:p>0,0033408047</text:p>
          </table:table-cell>
          <table:table-cell table:number-columns-repeated="2"/>
          <table:table-cell table:formula="of:=([.C103]*[.$D$86])^2" office:value-type="float" office:value="0.000007160976" calcext:value-type="float">
            <text:p>0,000007161</text:p>
          </table:table-cell>
          <table:table-cell table:formula="of:=([.$C$86]*[.D103])^2" office:value-type="float" office:value="0.000004" calcext:value-type="float">
            <text:p>0,000004</text:p>
          </table:table-cell>
          <table:table-cell/>
          <table:table-cell table:formula="of:=[.$D$39]*[.E103]*[.$E$86]*(1/[.$A$47])" office:value-type="float" office:value="-0.048149268" calcext:value-type="float">
            <text:p>-0,048149268</text:p>
          </table:table-cell>
          <table:table-cell table:formula="of:=SQRT([.O103]+[.P103]+[.Q103]+[.R103])/400" office:value-type="float" office:value="0.0051867016282879" calcext:value-type="float">
            <text:p>0,0051867016</text:p>
          </table:table-cell>
          <table:table-cell/>
          <table:table-cell table:formula="of:=([.$E$39]*[.$E$86]*[.E103]*(1/[.$A$47]))^2" office:value-type="float" office:value="4.30418826694198" calcext:value-type="float">
            <text:p>4,3041882669</text:p>
          </table:table-cell>
          <table:table-cell table:formula="of:=([.$F$86]*[.E103]*[.$D$39]*(1/[.$A$34]))^2" office:value-type="float" office:value="0.00000579588002233956" calcext:value-type="float">
            <text:p>5,79588002233956E-006</text:p>
          </table:table-cell>
          <table:table-cell table:formula="of:=([.$E$86]*[.F103]*[.$D$39]*(1/[.$A$34]))^2" office:value-type="float" office:value="0.000013008039137769" calcext:value-type="float">
            <text:p>0,000013008</text:p>
          </table:table-cell>
          <table:table-cell table:formula="of:=([.E103]*[.$E$86]*[.$D$39]*(1/[.$A$47]^2)*[.$B$47])^2" office:value-type="float" office:value="0.000092734080357433" calcext:value-type="float">
            <text:p>9,2734080357433E-005</text:p>
          </table:table-cell>
          <table:table-cell/>
          <table:table-cell table:style-name="ce4" table:formula="of:=[.A103]-(([.$C$13]/2)+0.03)" office:value-type="float" office:value="-0.0513000000000001" calcext:value-type="float">
            <text:p>-0,0513</text:p>
          </table:table-cell>
          <table:table-cell table:style-name="ce4" table:formula="of:=[.L103]" office:value-type="float" office:value="-0.048149268" calcext:value-type="float">
            <text:p>-0,048149268</text:p>
          </table:table-cell>
          <table:table-cell table:formula="of:=[.B103]" office:value-type="float" office:value="0.01" calcext:value-type="float">
            <text:p>0,01</text:p>
          </table:table-cell>
          <table:table-cell table:formula="of:=[.M103]" office:value-type="float" office:value="0.0051867016282879" calcext:value-type="float">
            <text:p>0,0051867016</text:p>
          </table:table-cell>
          <table:table-cell/>
          <table:table-cell table:style-name="ce4" table:formula="of:=0.5*[.$D$11]*[.$A$86]*[.$A$11]*(COS(RADIANS([.AB103]))-COS(RADIANS([.AD103])))" office:value-type="float" office:value="0.0115121573911847" calcext:value-type="float">
            <text:p>0,0115121574</text:p>
          </table:table-cell>
          <table:table-cell table:style-name="ce4" table:formula="of:=SQRT([.AG103]+[.AH103]+[.AI103])" office:value-type="float" office:value="0.151235430978989" calcext:value-type="float">
            <text:p>0,151235431</text:p>
          </table:table-cell>
          <table:table-cell/>
          <table:table-cell table:formula="of:=DEGREES(ATAN(([.$A$13]/2)/[.T103]))" office:value-type="float" office:value="-45.1947882036955" calcext:value-type="float">
            <text:p>-45,1947882037</text:p>
          </table:table-cell>
          <table:table-cell table:formula="of:=SQRT(([.$B$89]*[.$A$13])/((-1*[.T103]^2+1))+(([.$B$13])/(([.$A$13]^2+1)*-1*[.T103])))" office:value-type="float" office:value="0.14255907462088" calcext:value-type="float">
            <text:p>0,1425590746</text:p>
          </table:table-cell>
          <table:table-cell table:formula="of:=180-[.AB103]" office:value-type="float" office:value="225.194788203695" calcext:value-type="float">
            <text:p>225,1947882037</text:p>
          </table:table-cell>
          <table:table-cell table:formula="of:=[.AC103]" office:value-type="float" office:value="0.14255907462088" calcext:value-type="float">
            <text:p>0,1425590746</text:p>
          </table:table-cell>
          <table:table-cell/>
          <table:table-cell table:formula="of:=((COS(RADIANS([.AB103]))-COS(RADIANS([.AD103])))*[.$B$86])^2" office:value-type="float" office:value="0.0000496600330697036" calcext:value-type="float">
            <text:p>0,00004966</text:p>
          </table:table-cell>
          <table:table-cell table:formula="of:=(SIN(RADIANS([.AB103])*[.AC103])^2)" office:value-type="float" office:value="0.0125918588875627" calcext:value-type="float">
            <text:p>0,0125918589</text:p>
          </table:table-cell>
          <table:table-cell table:formula="of:=(SIN(RADIANS([.AD103]))*[.AE103])^2" office:value-type="float" office:value="0.0102306366627682" calcext:value-type="float">
            <text:p>0,0102306367</text:p>
          </table:table-cell>
        </table:table-row>
        <table:table-row table:style-name="ro1">
          <table:table-cell office:value-type="float" office:value="0.0199999999999999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formula="of:=0.466" office:value-type="float" office:value="0.466" calcext:value-type="float">
            <text:p>0,46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4]*[.$C$86]" office:value-type="float" office:value="0.0466" calcext:value-type="float">
            <text:p>0,0466</text:p>
          </table:table-cell>
          <table:table-cell table:formula="of:=SQRT([.I104]+[.J104])" office:value-type="float" office:value="0.00343767595913286" calcext:value-type="float">
            <text:p>0,003437676</text:p>
          </table:table-cell>
          <table:table-cell table:number-columns-repeated="2"/>
          <table:table-cell table:formula="of:=([.C104]*[.$D$86])^2" office:value-type="float" office:value="0.000007817616" calcext:value-type="float">
            <text:p>7,817616E-006</text:p>
          </table:table-cell>
          <table:table-cell table:formula="of:=([.$C$86]*[.D104])^2" office:value-type="float" office:value="0.000004" calcext:value-type="float">
            <text:p>0,000004</text:p>
          </table:table-cell>
          <table:table-cell/>
          <table:table-cell table:formula="of:=[.$D$39]*[.E104]*[.$E$86]*(1/[.$A$47])" office:value-type="float" office:value="-0.050308428" calcext:value-type="float">
            <text:p>-0,050308428</text:p>
          </table:table-cell>
          <table:table-cell table:formula="of:=SQRT([.O104]+[.P104]+[.Q104]+[.R104])/400" office:value-type="float" office:value="0.00541928889874265" calcext:value-type="float">
            <text:p>0,0054192889</text:p>
          </table:table-cell>
          <table:table-cell/>
          <table:table-cell table:formula="of:=([.$E$39]*[.$E$86]*[.E104]*(1/[.$A$47]))^2" office:value-type="float" office:value="4.69886940867528" calcext:value-type="float">
            <text:p>4,6988694087</text:p>
          </table:table-cell>
          <table:table-cell table:formula="of:=([.$F$86]*[.E104]*[.$D$39]*(1/[.$A$34]))^2" office:value-type="float" office:value="0.00000632734481957796" calcext:value-type="float">
            <text:p>6,32734481957796E-006</text:p>
          </table:table-cell>
          <table:table-cell table:formula="of:=([.$E$86]*[.F104]*[.$D$39]*(1/[.$A$34]))^2" office:value-type="float" office:value="0.0000137733484457923" calcext:value-type="float">
            <text:p>1,37733484457923E-005</text:p>
          </table:table-cell>
          <table:table-cell table:formula="of:=([.E104]*[.$E$86]*[.$D$39]*(1/[.$A$47]^2)*[.$B$47])^2" office:value-type="float" office:value="0.000101237517113247" calcext:value-type="float">
            <text:p>0,0001012375</text:p>
          </table:table-cell>
          <table:table-cell/>
          <table:table-cell table:style-name="ce4" table:formula="of:=[.A104]-(([.$C$13]/2)+0.03)" office:value-type="float" office:value="-0.0613000000000001" calcext:value-type="float">
            <text:p>-0,0613</text:p>
          </table:table-cell>
          <table:table-cell table:style-name="ce4" table:formula="of:=[.L104]" office:value-type="float" office:value="-0.050308428" calcext:value-type="float">
            <text:p>-0,050308428</text:p>
          </table:table-cell>
          <table:table-cell table:formula="of:=[.B104]" office:value-type="float" office:value="0.01" calcext:value-type="float">
            <text:p>0,01</text:p>
          </table:table-cell>
          <table:table-cell table:formula="of:=[.M104]" office:value-type="float" office:value="0.00541928889874265" calcext:value-type="float">
            <text:p>0,0054192889</text:p>
          </table:table-cell>
          <table:table-cell/>
          <table:table-cell table:style-name="ce4" table:formula="of:=0.5*[.$D$11]*[.$A$86]*[.$A$11]*(COS(RADIANS([.AB104]))-COS(RADIANS([.AD104])))" office:value-type="float" office:value="0.0124928977062617" calcext:value-type="float">
            <text:p>0,0124928977</text:p>
          </table:table-cell>
          <table:table-cell table:style-name="ce4" table:formula="of:=SQRT([.AG104]+[.AH104]+[.AI104])" office:value-type="float" office:value="0.124852131871419" calcext:value-type="float">
            <text:p>0,1248521319</text:p>
          </table:table-cell>
          <table:table-cell/>
          <table:table-cell table:formula="of:=DEGREES(ATAN(([.$A$13]/2)/[.T104]))" office:value-type="float" office:value="-40.1167343142955" calcext:value-type="float">
            <text:p>-40,1167343143</text:p>
          </table:table-cell>
          <table:table-cell table:formula="of:=SQRT(([.$B$89]*[.$A$13])/((-1*[.T104]^2+1))+(([.$B$13])/(([.$A$13]^2+1)*-1*[.T104])))" office:value-type="float" office:value="0.131064379096503" calcext:value-type="float">
            <text:p>0,1310643791</text:p>
          </table:table-cell>
          <table:table-cell table:formula="of:=180-[.AB104]" office:value-type="float" office:value="220.116734314296" calcext:value-type="float">
            <text:p>220,1167343143</text:p>
          </table:table-cell>
          <table:table-cell table:formula="of:=[.AC104]" office:value-type="float" office:value="0.131064379096503" calcext:value-type="float">
            <text:p>0,1310643791</text:p>
          </table:table-cell>
          <table:table-cell/>
          <table:table-cell table:formula="of:=((COS(RADIANS([.AB104]))-COS(RADIANS([.AD104])))*[.$B$86])^2" office:value-type="float" office:value="0.0000584816928096057" calcext:value-type="float">
            <text:p>5,84816928096057E-005</text:p>
          </table:table-cell>
          <table:table-cell table:formula="of:=(SIN(RADIANS([.AB104])*[.AC104])^2)" office:value-type="float" office:value="0.00839761169519312" calcext:value-type="float">
            <text:p>0,0083976117</text:p>
          </table:table-cell>
          <table:table-cell table:formula="of:=(SIN(RADIANS([.AD104]))*[.AE104])^2" office:value-type="float" office:value="0.00713196144483538" calcext:value-type="float">
            <text:p>0,0071319614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string" calcext:value-type="string">
            <text:p>Aufgabe 5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_0[Ohm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/>
          <table:table-cell table:style-name="ce4" office:value-type="string" calcext:value-type="string">
            <text:p>delta x</text:p>
          </table:table-cell>
          <table:table-cell table:style-name="ce4" office:value-type="string" calcext:value-type="string">
            <text:p>Fehler</text:p>
          </table:table-cell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table:number-columns-repeated="24"/>
        </table:table-row>
        <table:table-row table:style-name="ro1">
          <table:table-cell office:value-type="float" office:value="49.9" calcext:value-type="float">
            <text:p>49,9</text:p>
          </table:table-cell>
          <table:table-cell table:formula="of:=[.A109]/100" office:value-type="float" office:value="0.499" calcext:value-type="float">
            <text:p>0,499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4" table:formula="of:=([.D115]*[.G28])/[.D113]" office:value-type="float" office:value="0.00193279068026162" calcext:value-type="float">
            <text:p>0,0019327907</text:p>
          </table:table-cell>
          <table:table-cell table:style-name="ce4" table:formula="of:=SQRT([.I109]+[.J109]+[.K109])" office:value-type="float" office:value="0.000168241139901218" calcext:value-type="float">
            <text:p>0,0001682411</text:p>
          </table:table-cell>
          <table:table-cell table:formula="of:=(([.D115]*[.H28])/[.D113])^2" office:value-type="float" office:value="0.0000000186110070144022" calcext:value-type="float">
            <text:p>1,86110070144022E-008</text:p>
          </table:table-cell>
          <table:table-cell table:formula="of:=(([.G28]*[.E115])/[.D113])^2" office:value-type="float" office:value="0.000000000354874606593689" calcext:value-type="float">
            <text:p>3,54874606593689E-010</text:p>
          </table:table-cell>
          <table:table-cell table:formula="of:=(([.E113]*[.D115]*[.G28])/([.D113]^2))^2" office:value-type="float" office:value="0.00000000933919953426546" calcext:value-type="float">
            <text:p>9,33919953426546E-0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2(R_1+R_2)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number-columns-repeated="30"/>
        </table:table-row>
        <table:table-row table:style-name="ro1">
          <table:table-cell office:value-type="float" office:value="0.364" calcext:value-type="float">
            <text:p>0,364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_H[Ohm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U_G[V]</text:p>
          </table:table-cell>
          <table:table-cell office:value-type="string" calcext:value-type="string">
            <text:p>Fehler</text:p>
          </table:table-cell>
          <table:table-cell table:number-columns-repeated="30"/>
        </table:table-row>
        <table:table-row table:style-name="ro1">
          <table:table-cell table:formula="of:=([.A109]/(1-[.A111]))*[.A111]" office:value-type="float" office:value="28.5591194968553" calcext:value-type="float">
            <text:p>28,5591194969</text:p>
          </table:table-cell>
          <table:table-cell table:formula="of:=SQRT((([.A109]*[.B111])/(((1/[.A111])-1)*[.A111]^2))^2)" office:value-type="float" office:value="0.431094063169535" calcext:value-type="float">
            <text:p>0,4310940632</text:p>
          </table:table-cell>
          <table:table-cell/>
          <table:table-cell table:formula="of:=[.D111]*[.A113]" office:value-type="float" office:value="2.85591194968553" calcext:value-type="float">
            <text:p>2,8559119497</text:p>
          </table:table-cell>
          <table:table-cell table:formula="of:=SQRT(([.E111]*[.A113])^2+([.D111]*[.B115])^2)" office:value-type="float" office:value="0.142795597484277" calcext:value-type="float">
            <text:p>0,1427955975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l_Spule[m]</text:p>
          </table:table-cell>
          <table:table-cell office:value-type="string" calcext:value-type="string">
            <text:p>Fehler</text:p>
          </table:table-cell>
          <table:table-cell table:number-columns-repeated="30"/>
        </table:table-row>
        <table:table-row table:style-name="ro1">
          <table:table-cell table:number-columns-repeated="3"/>
          <table:table-cell table:formula="of:=102.6/1000" office:value-type="float" office:value="0.1026" calcext:value-type="float">
            <text:p>0,1026</text:p>
          </table:table-cell>
          <table:table-cell table:formula="of:=1/1000" office:value-type="float" office:value="0.001" calcext:value-type="float">
            <text:p>0,001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.00.0000</text:date>, <text:time style:data-style-name="N2" text:time-value="10:29:54.2837074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2T10:43:57.422497848</dc:date>
    <dc:creator>frederik </dc:creator>
    <meta:generator>LibreOffice/4.2.4.2$Linux_x86 LibreOffice_project/420m0$Build-2</meta:generator>
    <meta:editing-duration>PT4H16M23S</meta:editing-duration>
    <meta:editing-cycles>12</meta:editing-cycles>
    <meta:document-statistic meta:table-count="1" meta:cell-count="1160" meta:object-count="0"/>
  </office:meta>
</office:document-meta>
</file>